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02.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SPD2016_1021_16005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odel Name</text:p>
          </table:table-cell>
          <table:table-cell office:value-type="string" calcext:value-type="string">
            <text:p>GS1160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2016/10/21_16:00:52</text:p>
          </table:table-cell>
        </table:table-row>
        <table:table-row table:style-name="ro1">
          <table:table-cell office:value-type="string" calcext:value-type="string">
            <text:p>Memo</text:p>
          </table:table-cell>
          <table:table-cell/>
        </table:table-row>
        <table:table-row table:style-name="ro1">
          <table:table-cell office:value-type="string" calcext:value-type="string">
            <text:p>I-Time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3.751843" calcext:value-type="float">
            <text:p>13.751843</text:p>
          </table:table-cell>
        </table:table-row>
        <table:table-row table:style-name="ro1">
          <table:table-cell office:value-type="string" calcext:value-type="string">
            <text:p>CC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v</text:p>
          </table:table-cell>
          <table:table-cell office:value-type="float" office:value="0.560672" calcext:value-type="float">
            <text:p>0.56067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6.269413" calcext:value-type="float">
            <text:p>26.269413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3.751843" calcext:value-type="float">
            <text:p>13.751843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.913826" calcext:value-type="float">
            <text:p>1.91382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62643" calcext:value-type="float">
            <text:p>0.62643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327932" calcext:value-type="float">
            <text:p>0.327932</text:p>
          </table:table-cell>
        </table:table-row>
        <table:table-row table:style-name="ro1">
          <table:table-cell office:value-type="string" calcext:value-type="string">
            <text:p>u'</text:p>
          </table:table-cell>
          <table:table-cell office:value-type="float" office:value="0.440968" calcext:value-type="float">
            <text:p>0.440968</text:p>
          </table:table-cell>
        </table:table-row>
        <table:table-row table:style-name="ro1">
          <table:table-cell office:value-type="string" calcext:value-type="string">
            <text:p>v'</text:p>
          </table:table-cell>
          <table:table-cell office:value-type="float" office:value="0.519398" calcext:value-type="float">
            <text:p>0.519398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office:value-type="float" office:value="0.621087" calcext:value-type="float">
            <text:p>0.621087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330246" calcext:value-type="float">
            <text:p>0.330246</text:p>
          </table:table-cell>
        </table:table-row>
        <table:table-row table:style-name="ro1">
          <table:table-cell office:value-type="string" calcext:value-type="string">
            <text:p>u'10</text:p>
          </table:table-cell>
          <table:table-cell office:value-type="float" office:value="0.434268" calcext:value-type="float">
            <text:p>0.434268</text:p>
          </table:table-cell>
        </table:table-row>
        <table:table-row table:style-name="ro1">
          <table:table-cell office:value-type="string" calcext:value-type="string">
            <text:p>v'10</text:p>
          </table:table-cell>
          <table:table-cell office:value-type="float" office:value="0.519547" calcext:value-type="float">
            <text:p>0.519547</text:p>
          </table:table-cell>
        </table:table-row>
        <table:table-row table:style-name="ro1">
          <table:table-cell office:value-type="string" calcext:value-type="string">
            <text:p>dx</text:p>
          </table:table-cell>
          <table:table-cell office:value-type="float" office:value="0.62643" calcext:value-type="float">
            <text:p>0.62643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0.327932" calcext:value-type="float">
            <text:p>0.327932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0.440968" calcext:value-type="float">
            <text:p>0.440968</text:p>
          </table:table-cell>
        </table:table-row>
        <table:table-row table:style-name="ro1">
          <table:table-cell office:value-type="string" calcext:value-type="string">
            <text:p>dv</text:p>
          </table:table-cell>
          <table:table-cell office:value-type="float" office:value="0.519398" calcext:value-type="float">
            <text:p>0.519398</text:p>
          </table:table-cell>
        </table:table-row>
        <table:table-row table:style-name="ro1">
          <table:table-cell office:value-type="string" calcext:value-type="string">
            <text:p>LambdaD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Purity</text:p>
          </table:table-cell>
          <table:table-cell office:value-type="float" office:value="0.86584" calcext:value-type="float">
            <text:p>0.8658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bdaP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LambdaPValue</text:p>
          </table:table-cell>
          <table:table-cell office:value-type="float" office:value="0.838462" calcext:value-type="float">
            <text:p>0.838462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217008" calcext:value-type="float">
            <text:p>0.217008</text:p>
          </table:table-cell>
        </table:table-row>
        <table:table-row table:style-name="ro1">
          <table:table-cell office:value-type="string" calcext:value-type="string">
            <text:p>38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8nm</text:p>
          </table:table-cell>
          <table:table-cell office:value-type="float" office:value="0.000113" calcext:value-type="float">
            <text:p>0.000113</text:p>
          </table:table-cell>
        </table:table-row>
        <table:table-row table:style-name="ro1">
          <table:table-cell office:value-type="string" calcext:value-type="string">
            <text:p>419nm</text:p>
          </table:table-cell>
          <table:table-cell office:value-type="float" office:value="0.000616" calcext:value-type="float">
            <text:p>0.000616</text:p>
          </table:table-cell>
        </table:table-row>
        <table:table-row table:style-name="ro1">
          <table:table-cell office:value-type="string" calcext:value-type="string">
            <text:p>420nm</text:p>
          </table:table-cell>
          <table:table-cell office:value-type="float" office:value="0.001509" calcext:value-type="float">
            <text:p>0.001509</text:p>
          </table:table-cell>
        </table:table-row>
        <table:table-row table:style-name="ro1">
          <table:table-cell office:value-type="string" calcext:value-type="string">
            <text:p>421nm</text:p>
          </table:table-cell>
          <table:table-cell office:value-type="float" office:value="0.002962" calcext:value-type="float">
            <text:p>0.002962</text:p>
          </table:table-cell>
        </table:table-row>
        <table:table-row table:style-name="ro1">
          <table:table-cell office:value-type="string" calcext:value-type="string">
            <text:p>422nm</text:p>
          </table:table-cell>
          <table:table-cell office:value-type="float" office:value="0.004836" calcext:value-type="float">
            <text:p>0.004836</text:p>
          </table:table-cell>
        </table:table-row>
        <table:table-row table:style-name="ro1">
          <table:table-cell office:value-type="string" calcext:value-type="string">
            <text:p>423nm</text:p>
          </table:table-cell>
          <table:table-cell office:value-type="float" office:value="0.007116" calcext:value-type="float">
            <text:p>0.007116</text:p>
          </table:table-cell>
        </table:table-row>
        <table:table-row table:style-name="ro1">
          <table:table-cell office:value-type="string" calcext:value-type="string">
            <text:p>424nm</text:p>
          </table:table-cell>
          <table:table-cell office:value-type="float" office:value="0.009272" calcext:value-type="float">
            <text:p>0.009272</text:p>
          </table:table-cell>
        </table:table-row>
        <table:table-row table:style-name="ro1">
          <table:table-cell office:value-type="string" calcext:value-type="string">
            <text:p>425nm</text:p>
          </table:table-cell>
          <table:table-cell office:value-type="float" office:value="0.011166" calcext:value-type="float">
            <text:p>0.011166</text:p>
          </table:table-cell>
        </table:table-row>
        <table:table-row table:style-name="ro1">
          <table:table-cell office:value-type="string" calcext:value-type="string">
            <text:p>426nm</text:p>
          </table:table-cell>
          <table:table-cell office:value-type="float" office:value="0.012908" calcext:value-type="float">
            <text:p>0.012908</text:p>
          </table:table-cell>
        </table:table-row>
        <table:table-row table:style-name="ro1">
          <table:table-cell office:value-type="string" calcext:value-type="string">
            <text:p>427nm</text:p>
          </table:table-cell>
          <table:table-cell office:value-type="float" office:value="0.014862" calcext:value-type="float">
            <text:p>0.014862</text:p>
          </table:table-cell>
        </table:table-row>
        <table:table-row table:style-name="ro1">
          <table:table-cell office:value-type="string" calcext:value-type="string">
            <text:p>428nm</text:p>
          </table:table-cell>
          <table:table-cell office:value-type="float" office:value="0.017029" calcext:value-type="float">
            <text:p>0.017029</text:p>
          </table:table-cell>
        </table:table-row>
        <table:table-row table:style-name="ro1">
          <table:table-cell office:value-type="string" calcext:value-type="string">
            <text:p>429nm</text:p>
          </table:table-cell>
          <table:table-cell office:value-type="float" office:value="0.019294" calcext:value-type="float">
            <text:p>0.019294</text:p>
          </table:table-cell>
        </table:table-row>
        <table:table-row table:style-name="ro1">
          <table:table-cell office:value-type="string" calcext:value-type="string">
            <text:p>430nm</text:p>
          </table:table-cell>
          <table:table-cell office:value-type="float" office:value="0.021536" calcext:value-type="float">
            <text:p>0.021536</text:p>
          </table:table-cell>
        </table:table-row>
        <table:table-row table:style-name="ro1">
          <table:table-cell office:value-type="string" calcext:value-type="string">
            <text:p>431nm</text:p>
          </table:table-cell>
          <table:table-cell office:value-type="float" office:value="0.023934" calcext:value-type="float">
            <text:p>0.023934</text:p>
          </table:table-cell>
        </table:table-row>
        <table:table-row table:style-name="ro1">
          <table:table-cell office:value-type="string" calcext:value-type="string">
            <text:p>432nm</text:p>
          </table:table-cell>
          <table:table-cell office:value-type="float" office:value="0.027071" calcext:value-type="float">
            <text:p>0.027071</text:p>
          </table:table-cell>
        </table:table-row>
        <table:table-row table:style-name="ro1">
          <table:table-cell office:value-type="string" calcext:value-type="string">
            <text:p>433nm</text:p>
          </table:table-cell>
          <table:table-cell office:value-type="float" office:value="0.03095" calcext:value-type="float">
            <text:p>0.03095</text:p>
          </table:table-cell>
        </table:table-row>
        <table:table-row table:style-name="ro1">
          <table:table-cell office:value-type="string" calcext:value-type="string">
            <text:p>434nm</text:p>
          </table:table-cell>
          <table:table-cell office:value-type="float" office:value="0.035635" calcext:value-type="float">
            <text:p>0.035635</text:p>
          </table:table-cell>
        </table:table-row>
        <table:table-row table:style-name="ro1">
          <table:table-cell office:value-type="string" calcext:value-type="string">
            <text:p>435nm</text:p>
          </table:table-cell>
          <table:table-cell office:value-type="float" office:value="0.040693" calcext:value-type="float">
            <text:p>0.040693</text:p>
          </table:table-cell>
        </table:table-row>
        <table:table-row table:style-name="ro1">
          <table:table-cell office:value-type="string" calcext:value-type="string">
            <text:p>436nm</text:p>
          </table:table-cell>
          <table:table-cell office:value-type="float" office:value="0.046089" calcext:value-type="float">
            <text:p>0.046089</text:p>
          </table:table-cell>
        </table:table-row>
        <table:table-row table:style-name="ro1">
          <table:table-cell office:value-type="string" calcext:value-type="string">
            <text:p>437nm</text:p>
          </table:table-cell>
          <table:table-cell office:value-type="float" office:value="0.050979" calcext:value-type="float">
            <text:p>0.050979</text:p>
          </table:table-cell>
        </table:table-row>
        <table:table-row table:style-name="ro1">
          <table:table-cell office:value-type="string" calcext:value-type="string">
            <text:p>438nm</text:p>
          </table:table-cell>
          <table:table-cell office:value-type="float" office:value="0.055228" calcext:value-type="float">
            <text:p>0.055228</text:p>
          </table:table-cell>
        </table:table-row>
        <table:table-row table:style-name="ro1">
          <table:table-cell office:value-type="string" calcext:value-type="string">
            <text:p>439nm</text:p>
          </table:table-cell>
          <table:table-cell office:value-type="float" office:value="0.059142" calcext:value-type="float">
            <text:p>0.059142</text:p>
          </table:table-cell>
        </table:table-row>
        <table:table-row table:style-name="ro1">
          <table:table-cell office:value-type="string" calcext:value-type="string">
            <text:p>440nm</text:p>
          </table:table-cell>
          <table:table-cell office:value-type="float" office:value="0.063601" calcext:value-type="float">
            <text:p>0.063601</text:p>
          </table:table-cell>
        </table:table-row>
        <table:table-row table:style-name="ro1">
          <table:table-cell office:value-type="string" calcext:value-type="string">
            <text:p>441nm</text:p>
          </table:table-cell>
          <table:table-cell office:value-type="float" office:value="0.068604" calcext:value-type="float">
            <text:p>0.068604</text:p>
          </table:table-cell>
        </table:table-row>
        <table:table-row table:style-name="ro1">
          <table:table-cell office:value-type="string" calcext:value-type="string">
            <text:p>442nm</text:p>
          </table:table-cell>
          <table:table-cell office:value-type="float" office:value="0.073011" calcext:value-type="float">
            <text:p>0.073011</text:p>
          </table:table-cell>
        </table:table-row>
        <table:table-row table:style-name="ro1">
          <table:table-cell office:value-type="string" calcext:value-type="string">
            <text:p>443nm</text:p>
          </table:table-cell>
          <table:table-cell office:value-type="float" office:value="0.076482" calcext:value-type="float">
            <text:p>0.076482</text:p>
          </table:table-cell>
        </table:table-row>
        <table:table-row table:style-name="ro1">
          <table:table-cell office:value-type="string" calcext:value-type="string">
            <text:p>444nm</text:p>
          </table:table-cell>
          <table:table-cell office:value-type="float" office:value="0.078779" calcext:value-type="float">
            <text:p>0.078779</text:p>
          </table:table-cell>
        </table:table-row>
        <table:table-row table:style-name="ro1">
          <table:table-cell office:value-type="string" calcext:value-type="string">
            <text:p>445nm</text:p>
          </table:table-cell>
          <table:table-cell office:value-type="float" office:value="0.08038" calcext:value-type="float">
            <text:p>0.08038</text:p>
          </table:table-cell>
        </table:table-row>
        <table:table-row table:style-name="ro1">
          <table:table-cell office:value-type="string" calcext:value-type="string">
            <text:p>446nm</text:p>
          </table:table-cell>
          <table:table-cell office:value-type="float" office:value="0.08135" calcext:value-type="float">
            <text:p>0.08135</text:p>
          </table:table-cell>
        </table:table-row>
        <table:table-row table:style-name="ro1">
          <table:table-cell office:value-type="string" calcext:value-type="string">
            <text:p>447nm</text:p>
          </table:table-cell>
          <table:table-cell office:value-type="float" office:value="0.081318" calcext:value-type="float">
            <text:p>0.081318</text:p>
          </table:table-cell>
        </table:table-row>
        <table:table-row table:style-name="ro1">
          <table:table-cell office:value-type="string" calcext:value-type="string">
            <text:p>448nm</text:p>
          </table:table-cell>
          <table:table-cell office:value-type="float" office:value="0.080547" calcext:value-type="float">
            <text:p>0.080547</text:p>
          </table:table-cell>
        </table:table-row>
        <table:table-row table:style-name="ro1">
          <table:table-cell office:value-type="string" calcext:value-type="string">
            <text:p>449nm</text:p>
          </table:table-cell>
          <table:table-cell office:value-type="float" office:value="0.078771" calcext:value-type="float">
            <text:p>0.078771</text:p>
          </table:table-cell>
        </table:table-row>
        <table:table-row table:style-name="ro1">
          <table:table-cell office:value-type="string" calcext:value-type="string">
            <text:p>450nm</text:p>
          </table:table-cell>
          <table:table-cell office:value-type="float" office:value="0.075896" calcext:value-type="float">
            <text:p>0.075896</text:p>
          </table:table-cell>
        </table:table-row>
        <table:table-row table:style-name="ro1">
          <table:table-cell office:value-type="string" calcext:value-type="string">
            <text:p>451nm</text:p>
          </table:table-cell>
          <table:table-cell office:value-type="float" office:value="0.072054" calcext:value-type="float">
            <text:p>0.072054</text:p>
          </table:table-cell>
        </table:table-row>
        <table:table-row table:style-name="ro1">
          <table:table-cell office:value-type="string" calcext:value-type="string">
            <text:p>452nm</text:p>
          </table:table-cell>
          <table:table-cell office:value-type="float" office:value="0.066775" calcext:value-type="float">
            <text:p>0.066775</text:p>
          </table:table-cell>
        </table:table-row>
        <table:table-row table:style-name="ro1">
          <table:table-cell office:value-type="string" calcext:value-type="string">
            <text:p>453nm</text:p>
          </table:table-cell>
          <table:table-cell office:value-type="float" office:value="0.060492" calcext:value-type="float">
            <text:p>0.060492</text:p>
          </table:table-cell>
        </table:table-row>
        <table:table-row table:style-name="ro1">
          <table:table-cell office:value-type="string" calcext:value-type="string">
            <text:p>454nm</text:p>
          </table:table-cell>
          <table:table-cell office:value-type="float" office:value="0.053418" calcext:value-type="float">
            <text:p>0.053418</text:p>
          </table:table-cell>
        </table:table-row>
        <table:table-row table:style-name="ro1">
          <table:table-cell office:value-type="string" calcext:value-type="string">
            <text:p>455nm</text:p>
          </table:table-cell>
          <table:table-cell office:value-type="float" office:value="0.047162" calcext:value-type="float">
            <text:p>0.047162</text:p>
          </table:table-cell>
        </table:table-row>
        <table:table-row table:style-name="ro1">
          <table:table-cell office:value-type="string" calcext:value-type="string">
            <text:p>456nm</text:p>
          </table:table-cell>
          <table:table-cell office:value-type="float" office:value="0.041995" calcext:value-type="float">
            <text:p>0.041995</text:p>
          </table:table-cell>
        </table:table-row>
        <table:table-row table:style-name="ro1">
          <table:table-cell office:value-type="string" calcext:value-type="string">
            <text:p>457nm</text:p>
          </table:table-cell>
          <table:table-cell office:value-type="float" office:value="0.037718" calcext:value-type="float">
            <text:p>0.037718</text:p>
          </table:table-cell>
        </table:table-row>
        <table:table-row table:style-name="ro1">
          <table:table-cell office:value-type="string" calcext:value-type="string">
            <text:p>458nm</text:p>
          </table:table-cell>
          <table:table-cell office:value-type="float" office:value="0.033462" calcext:value-type="float">
            <text:p>0.033462</text:p>
          </table:table-cell>
        </table:table-row>
        <table:table-row table:style-name="ro1">
          <table:table-cell office:value-type="string" calcext:value-type="string">
            <text:p>459nm</text:p>
          </table:table-cell>
          <table:table-cell office:value-type="float" office:value="0.02928" calcext:value-type="float">
            <text:p>0.02928</text:p>
          </table:table-cell>
        </table:table-row>
        <table:table-row table:style-name="ro1">
          <table:table-cell office:value-type="string" calcext:value-type="string">
            <text:p>460nm</text:p>
          </table:table-cell>
          <table:table-cell office:value-type="float" office:value="0.025502" calcext:value-type="float">
            <text:p>0.025502</text:p>
          </table:table-cell>
        </table:table-row>
        <table:table-row table:style-name="ro1">
          <table:table-cell office:value-type="string" calcext:value-type="string">
            <text:p>461nm</text:p>
          </table:table-cell>
          <table:table-cell office:value-type="float" office:value="0.022122" calcext:value-type="float">
            <text:p>0.022122</text:p>
          </table:table-cell>
        </table:table-row>
        <table:table-row table:style-name="ro1">
          <table:table-cell office:value-type="string" calcext:value-type="string">
            <text:p>462nm</text:p>
          </table:table-cell>
          <table:table-cell office:value-type="float" office:value="0.019445" calcext:value-type="float">
            <text:p>0.019445</text:p>
          </table:table-cell>
        </table:table-row>
        <table:table-row table:style-name="ro1">
          <table:table-cell office:value-type="string" calcext:value-type="string">
            <text:p>463nm</text:p>
          </table:table-cell>
          <table:table-cell office:value-type="float" office:value="0.017357" calcext:value-type="float">
            <text:p>0.017357</text:p>
          </table:table-cell>
        </table:table-row>
        <table:table-row table:style-name="ro1">
          <table:table-cell office:value-type="string" calcext:value-type="string">
            <text:p>464nm</text:p>
          </table:table-cell>
          <table:table-cell office:value-type="float" office:value="0.015842" calcext:value-type="float">
            <text:p>0.015842</text:p>
          </table:table-cell>
        </table:table-row>
        <table:table-row table:style-name="ro1">
          <table:table-cell office:value-type="string" calcext:value-type="string">
            <text:p>465nm</text:p>
          </table:table-cell>
          <table:table-cell office:value-type="float" office:value="0.014382" calcext:value-type="float">
            <text:p>0.014382</text:p>
          </table:table-cell>
        </table:table-row>
        <table:table-row table:style-name="ro1">
          <table:table-cell office:value-type="string" calcext:value-type="string">
            <text:p>466nm</text:p>
          </table:table-cell>
          <table:table-cell office:value-type="float" office:value="0.012744" calcext:value-type="float">
            <text:p>0.012744</text:p>
          </table:table-cell>
        </table:table-row>
        <table:table-row table:style-name="ro1">
          <table:table-cell office:value-type="string" calcext:value-type="string">
            <text:p>467nm</text:p>
          </table:table-cell>
          <table:table-cell office:value-type="float" office:value="0.011163" calcext:value-type="float">
            <text:p>0.011163</text:p>
          </table:table-cell>
        </table:table-row>
        <table:table-row table:style-name="ro1">
          <table:table-cell office:value-type="string" calcext:value-type="string">
            <text:p>468nm</text:p>
          </table:table-cell>
          <table:table-cell office:value-type="float" office:value="0.009964" calcext:value-type="float">
            <text:p>0.009964</text:p>
          </table:table-cell>
        </table:table-row>
        <table:table-row table:style-name="ro1">
          <table:table-cell office:value-type="string" calcext:value-type="string">
            <text:p>469nm</text:p>
          </table:table-cell>
          <table:table-cell office:value-type="float" office:value="0.009141" calcext:value-type="float">
            <text:p>0.009141</text:p>
          </table:table-cell>
        </table:table-row>
        <table:table-row table:style-name="ro1">
          <table:table-cell office:value-type="string" calcext:value-type="string">
            <text:p>470nm</text:p>
          </table:table-cell>
          <table:table-cell office:value-type="float" office:value="0.008348" calcext:value-type="float">
            <text:p>0.008348</text:p>
          </table:table-cell>
        </table:table-row>
        <table:table-row table:style-name="ro1">
          <table:table-cell office:value-type="string" calcext:value-type="string">
            <text:p>471nm</text:p>
          </table:table-cell>
          <table:table-cell office:value-type="float" office:value="0.007422" calcext:value-type="float">
            <text:p>0.007422</text:p>
          </table:table-cell>
        </table:table-row>
        <table:table-row table:style-name="ro1">
          <table:table-cell office:value-type="string" calcext:value-type="string">
            <text:p>472nm</text:p>
          </table:table-cell>
          <table:table-cell office:value-type="float" office:value="0.006364" calcext:value-type="float">
            <text:p>0.006364</text:p>
          </table:table-cell>
        </table:table-row>
        <table:table-row table:style-name="ro1">
          <table:table-cell office:value-type="string" calcext:value-type="string">
            <text:p>473nm</text:p>
          </table:table-cell>
          <table:table-cell office:value-type="float" office:value="0.005293" calcext:value-type="float">
            <text:p>0.005293</text:p>
          </table:table-cell>
        </table:table-row>
        <table:table-row table:style-name="ro1">
          <table:table-cell office:value-type="string" calcext:value-type="string">
            <text:p>474nm</text:p>
          </table:table-cell>
          <table:table-cell office:value-type="float" office:value="0.004228" calcext:value-type="float">
            <text:p>0.004228</text:p>
          </table:table-cell>
        </table:table-row>
        <table:table-row table:style-name="ro1">
          <table:table-cell office:value-type="string" calcext:value-type="string">
            <text:p>475nm</text:p>
          </table:table-cell>
          <table:table-cell office:value-type="float" office:value="0.003492" calcext:value-type="float">
            <text:p>0.003492</text:p>
          </table:table-cell>
        </table:table-row>
        <table:table-row table:style-name="ro1">
          <table:table-cell office:value-type="string" calcext:value-type="string">
            <text:p>476nm</text:p>
          </table:table-cell>
          <table:table-cell office:value-type="float" office:value="0.003092" calcext:value-type="float">
            <text:p>0.003092</text:p>
          </table:table-cell>
        </table:table-row>
        <table:table-row table:style-name="ro1">
          <table:table-cell office:value-type="string" calcext:value-type="string">
            <text:p>477nm</text:p>
          </table:table-cell>
          <table:table-cell office:value-type="float" office:value="0.002897" calcext:value-type="float">
            <text:p>0.002897</text:p>
          </table:table-cell>
        </table:table-row>
        <table:table-row table:style-name="ro1">
          <table:table-cell office:value-type="string" calcext:value-type="string">
            <text:p>478nm</text:p>
          </table:table-cell>
          <table:table-cell office:value-type="float" office:value="0.002502" calcext:value-type="float">
            <text:p>0.002502</text:p>
          </table:table-cell>
        </table:table-row>
        <table:table-row table:style-name="ro1">
          <table:table-cell office:value-type="string" calcext:value-type="string">
            <text:p>479nm</text:p>
          </table:table-cell>
          <table:table-cell office:value-type="float" office:value="0.001925" calcext:value-type="float">
            <text:p>0.001925</text:p>
          </table:table-cell>
        </table:table-row>
        <table:table-row table:style-name="ro1">
          <table:table-cell office:value-type="string" calcext:value-type="string">
            <text:p>480nm</text:p>
          </table:table-cell>
          <table:table-cell office:value-type="float" office:value="0.001554" calcext:value-type="float">
            <text:p>0.001554</text:p>
          </table:table-cell>
        </table:table-row>
        <table:table-row table:style-name="ro1">
          <table:table-cell office:value-type="string" calcext:value-type="string">
            <text:p>481nm</text:p>
          </table:table-cell>
          <table:table-cell office:value-type="float" office:value="0.001479" calcext:value-type="float">
            <text:p>0.001479</text:p>
          </table:table-cell>
        </table:table-row>
        <table:table-row table:style-name="ro1">
          <table:table-cell office:value-type="string" calcext:value-type="string">
            <text:p>482nm</text:p>
          </table:table-cell>
          <table:table-cell office:value-type="float" office:value="0.001628" calcext:value-type="float">
            <text:p>0.001628</text:p>
          </table:table-cell>
        </table:table-row>
        <table:table-row table:style-name="ro1">
          <table:table-cell office:value-type="string" calcext:value-type="string">
            <text:p>483nm</text:p>
          </table:table-cell>
          <table:table-cell office:value-type="float" office:value="0.001687" calcext:value-type="float">
            <text:p>0.001687</text:p>
          </table:table-cell>
        </table:table-row>
        <table:table-row table:style-name="ro1">
          <table:table-cell office:value-type="string" calcext:value-type="string">
            <text:p>484nm</text:p>
          </table:table-cell>
          <table:table-cell office:value-type="float" office:value="0.001637" calcext:value-type="float">
            <text:p>0.001637</text:p>
          </table:table-cell>
        </table:table-row>
        <table:table-row table:style-name="ro1">
          <table:table-cell office:value-type="string" calcext:value-type="string">
            <text:p>485nm</text:p>
          </table:table-cell>
          <table:table-cell office:value-type="float" office:value="0.001358" calcext:value-type="float">
            <text:p>0.001358</text:p>
          </table:table-cell>
        </table:table-row>
        <table:table-row table:style-name="ro1">
          <table:table-cell office:value-type="string" calcext:value-type="string">
            <text:p>486nm</text:p>
          </table:table-cell>
          <table:table-cell office:value-type="float" office:value="0.000889" calcext:value-type="float">
            <text:p>0.000889</text:p>
          </table:table-cell>
        </table:table-row>
        <table:table-row table:style-name="ro1">
          <table:table-cell office:value-type="string" calcext:value-type="string">
            <text:p>487nm</text:p>
          </table:table-cell>
          <table:table-cell office:value-type="float" office:value="0.000378" calcext:value-type="float">
            <text:p>0.000378</text:p>
          </table:table-cell>
        </table:table-row>
        <table:table-row table:style-name="ro1">
          <table:table-cell office:value-type="string" calcext:value-type="string">
            <text:p>488nm</text:p>
          </table:table-cell>
          <table:table-cell office:value-type="float" office:value="0.000082" calcext:value-type="float">
            <text:p>0.000082</text:p>
          </table:table-cell>
        </table:table-row>
        <table:table-row table:style-name="ro1">
          <table:table-cell office:value-type="string" calcext:value-type="string">
            <text:p>489nm</text:p>
          </table:table-cell>
          <table:table-cell office:value-type="float" office:value="0.000006" calcext:value-type="float">
            <text:p>0.000006</text:p>
          </table:table-cell>
        </table:table-row>
        <table:table-row table:style-name="ro1">
          <table:table-cell office:value-type="string" calcext:value-type="string">
            <text:p>490nm</text:p>
          </table:table-cell>
          <table:table-cell office:value-type="float" office:value="0.000057" calcext:value-type="float">
            <text:p>0.000057</text:p>
          </table:table-cell>
        </table:table-row>
        <table:table-row table:style-name="ro1">
          <table:table-cell office:value-type="string" calcext:value-type="string">
            <text:p>491nm</text:p>
          </table:table-cell>
          <table:table-cell office:value-type="float" office:value="0.000153" calcext:value-type="float">
            <text:p>0.000153</text:p>
          </table:table-cell>
        </table:table-row>
        <table:table-row table:style-name="ro1">
          <table:table-cell office:value-type="string" calcext:value-type="string">
            <text:p>492nm</text:p>
          </table:table-cell>
          <table:table-cell office:value-type="float" office:value="0.000283" calcext:value-type="float">
            <text:p>0.000283</text:p>
          </table:table-cell>
        </table:table-row>
        <table:table-row table:style-name="ro1">
          <table:table-cell office:value-type="string" calcext:value-type="string">
            <text:p>493nm</text:p>
          </table:table-cell>
          <table:table-cell office:value-type="float" office:value="0.000408" calcext:value-type="float">
            <text:p>0.000408</text:p>
          </table:table-cell>
        </table:table-row>
        <table:table-row table:style-name="ro1">
          <table:table-cell office:value-type="string" calcext:value-type="string">
            <text:p>494nm</text:p>
          </table:table-cell>
          <table:table-cell office:value-type="float" office:value="0.000551" calcext:value-type="float">
            <text:p>0.000551</text:p>
          </table:table-cell>
        </table:table-row>
        <table:table-row table:style-name="ro1">
          <table:table-cell office:value-type="string" calcext:value-type="string">
            <text:p>495nm</text:p>
          </table:table-cell>
          <table:table-cell office:value-type="float" office:value="0.000796" calcext:value-type="float">
            <text:p>0.000796</text:p>
          </table:table-cell>
        </table:table-row>
        <table:table-row table:style-name="ro1">
          <table:table-cell office:value-type="string" calcext:value-type="string">
            <text:p>496nm</text:p>
          </table:table-cell>
          <table:table-cell office:value-type="float" office:value="0.001146" calcext:value-type="float">
            <text:p>0.001146</text:p>
          </table:table-cell>
        </table:table-row>
        <table:table-row table:style-name="ro1">
          <table:table-cell office:value-type="string" calcext:value-type="string">
            <text:p>497nm</text:p>
          </table:table-cell>
          <table:table-cell office:value-type="float" office:value="0.001417" calcext:value-type="float">
            <text:p>0.001417</text:p>
          </table:table-cell>
        </table:table-row>
        <table:table-row table:style-name="ro1">
          <table:table-cell office:value-type="string" calcext:value-type="string">
            <text:p>498nm</text:p>
          </table:table-cell>
          <table:table-cell office:value-type="float" office:value="0.001476" calcext:value-type="float">
            <text:p>0.001476</text:p>
          </table:table-cell>
        </table:table-row>
        <table:table-row table:style-name="ro1">
          <table:table-cell office:value-type="string" calcext:value-type="string">
            <text:p>499nm</text:p>
          </table:table-cell>
          <table:table-cell office:value-type="float" office:value="0.001325" calcext:value-type="float">
            <text:p>0.001325</text:p>
          </table:table-cell>
        </table:table-row>
        <table:table-row table:style-name="ro1">
          <table:table-cell office:value-type="string" calcext:value-type="string">
            <text:p>500nm</text:p>
          </table:table-cell>
          <table:table-cell office:value-type="float" office:value="0.00113" calcext:value-type="float">
            <text:p>0.00113</text:p>
          </table:table-cell>
        </table:table-row>
        <table:table-row table:style-name="ro1">
          <table:table-cell office:value-type="string" calcext:value-type="string">
            <text:p>501nm</text:p>
          </table:table-cell>
          <table:table-cell office:value-type="float" office:value="0.000941" calcext:value-type="float">
            <text:p>0.000941</text:p>
          </table:table-cell>
        </table:table-row>
        <table:table-row table:style-name="ro1">
          <table:table-cell office:value-type="string" calcext:value-type="string">
            <text:p>502nm</text:p>
          </table:table-cell>
          <table:table-cell office:value-type="float" office:value="0.001005" calcext:value-type="float">
            <text:p>0.001005</text:p>
          </table:table-cell>
        </table:table-row>
        <table:table-row table:style-name="ro1">
          <table:table-cell office:value-type="string" calcext:value-type="string">
            <text:p>503nm</text:p>
          </table:table-cell>
          <table:table-cell office:value-type="float" office:value="0.00136" calcext:value-type="float">
            <text:p>0.00136</text:p>
          </table:table-cell>
        </table:table-row>
        <table:table-row table:style-name="ro1">
          <table:table-cell office:value-type="string" calcext:value-type="string">
            <text:p>504nm</text:p>
          </table:table-cell>
          <table:table-cell office:value-type="float" office:value="0.001849" calcext:value-type="float">
            <text:p>0.001849</text:p>
          </table:table-cell>
        </table:table-row>
        <table:table-row table:style-name="ro1">
          <table:table-cell office:value-type="string" calcext:value-type="string">
            <text:p>505nm</text:p>
          </table:table-cell>
          <table:table-cell office:value-type="float" office:value="0.002003" calcext:value-type="float">
            <text:p>0.002003</text:p>
          </table:table-cell>
        </table:table-row>
        <table:table-row table:style-name="ro1">
          <table:table-cell office:value-type="string" calcext:value-type="string">
            <text:p>506nm</text:p>
          </table:table-cell>
          <table:table-cell office:value-type="float" office:value="0.00178" calcext:value-type="float">
            <text:p>0.00178</text:p>
          </table:table-cell>
        </table:table-row>
        <table:table-row table:style-name="ro1">
          <table:table-cell office:value-type="string" calcext:value-type="string">
            <text:p>507nm</text:p>
          </table:table-cell>
          <table:table-cell office:value-type="float" office:value="0.001674" calcext:value-type="float">
            <text:p>0.001674</text:p>
          </table:table-cell>
        </table:table-row>
        <table:table-row table:style-name="ro1">
          <table:table-cell office:value-type="string" calcext:value-type="string">
            <text:p>508nm</text:p>
          </table:table-cell>
          <table:table-cell office:value-type="float" office:value="0.001914" calcext:value-type="float">
            <text:p>0.001914</text:p>
          </table:table-cell>
        </table:table-row>
        <table:table-row table:style-name="ro1">
          <table:table-cell office:value-type="string" calcext:value-type="string">
            <text:p>509nm</text:p>
          </table:table-cell>
          <table:table-cell office:value-type="float" office:value="0.00234" calcext:value-type="float">
            <text:p>0.00234</text:p>
          </table:table-cell>
        </table:table-row>
        <table:table-row table:style-name="ro1">
          <table:table-cell office:value-type="string" calcext:value-type="string">
            <text:p>510nm</text:p>
          </table:table-cell>
          <table:table-cell office:value-type="float" office:value="0.002477" calcext:value-type="float">
            <text:p>0.002477</text:p>
          </table:table-cell>
        </table:table-row>
        <table:table-row table:style-name="ro1">
          <table:table-cell office:value-type="string" calcext:value-type="string">
            <text:p>511nm</text:p>
          </table:table-cell>
          <table:table-cell office:value-type="float" office:value="0.00231" calcext:value-type="float">
            <text:p>0.00231</text:p>
          </table:table-cell>
        </table:table-row>
        <table:table-row table:style-name="ro1">
          <table:table-cell office:value-type="string" calcext:value-type="string">
            <text:p>512nm</text:p>
          </table:table-cell>
          <table:table-cell office:value-type="float" office:value="0.00195" calcext:value-type="float">
            <text:p>0.00195</text:p>
          </table:table-cell>
        </table:table-row>
        <table:table-row table:style-name="ro1">
          <table:table-cell office:value-type="string" calcext:value-type="string">
            <text:p>513nm</text:p>
          </table:table-cell>
          <table:table-cell office:value-type="float" office:value="0.001534" calcext:value-type="float">
            <text:p>0.001534</text:p>
          </table:table-cell>
        </table:table-row>
        <table:table-row table:style-name="ro1">
          <table:table-cell office:value-type="string" calcext:value-type="string">
            <text:p>514nm</text:p>
          </table:table-cell>
          <table:table-cell office:value-type="float" office:value="0.001332" calcext:value-type="float">
            <text:p>0.001332</text:p>
          </table:table-cell>
        </table:table-row>
        <table:table-row table:style-name="ro1">
          <table:table-cell office:value-type="string" calcext:value-type="string">
            <text:p>515nm</text:p>
          </table:table-cell>
          <table:table-cell office:value-type="float" office:value="0.001511" calcext:value-type="float">
            <text:p>0.001511</text:p>
          </table:table-cell>
        </table:table-row>
        <table:table-row table:style-name="ro1">
          <table:table-cell office:value-type="string" calcext:value-type="string">
            <text:p>516nm</text:p>
          </table:table-cell>
          <table:table-cell office:value-type="float" office:value="0.001956" calcext:value-type="float">
            <text:p>0.001956</text:p>
          </table:table-cell>
        </table:table-row>
        <table:table-row table:style-name="ro1">
          <table:table-cell office:value-type="string" calcext:value-type="string">
            <text:p>517nm</text:p>
          </table:table-cell>
          <table:table-cell office:value-type="float" office:value="0.002094" calcext:value-type="float">
            <text:p>0.002094</text:p>
          </table:table-cell>
        </table:table-row>
        <table:table-row table:style-name="ro1">
          <table:table-cell office:value-type="string" calcext:value-type="string">
            <text:p>518nm</text:p>
          </table:table-cell>
          <table:table-cell office:value-type="float" office:value="0.001808" calcext:value-type="float">
            <text:p>0.001808</text:p>
          </table:table-cell>
        </table:table-row>
        <table:table-row table:style-name="ro1">
          <table:table-cell office:value-type="string" calcext:value-type="string">
            <text:p>519nm</text:p>
          </table:table-cell>
          <table:table-cell office:value-type="float" office:value="0.001642" calcext:value-type="float">
            <text:p>0.001642</text:p>
          </table:table-cell>
        </table:table-row>
        <table:table-row table:style-name="ro1">
          <table:table-cell office:value-type="string" calcext:value-type="string">
            <text:p>520nm</text:p>
          </table:table-cell>
          <table:table-cell office:value-type="float" office:value="0.001972" calcext:value-type="float">
            <text:p>0.001972</text:p>
          </table:table-cell>
        </table:table-row>
        <table:table-row table:style-name="ro1">
          <table:table-cell office:value-type="string" calcext:value-type="string">
            <text:p>521nm</text:p>
          </table:table-cell>
          <table:table-cell office:value-type="float" office:value="0.002586" calcext:value-type="float">
            <text:p>0.002586</text:p>
          </table:table-cell>
        </table:table-row>
        <table:table-row table:style-name="ro1">
          <table:table-cell office:value-type="string" calcext:value-type="string">
            <text:p>522nm</text:p>
          </table:table-cell>
          <table:table-cell office:value-type="float" office:value="0.002806" calcext:value-type="float">
            <text:p>0.002806</text:p>
          </table:table-cell>
        </table:table-row>
        <table:table-row table:style-name="ro1">
          <table:table-cell office:value-type="string" calcext:value-type="string">
            <text:p>523nm</text:p>
          </table:table-cell>
          <table:table-cell office:value-type="float" office:value="0.002583" calcext:value-type="float">
            <text:p>0.002583</text:p>
          </table:table-cell>
        </table:table-row>
        <table:table-row table:style-name="ro1">
          <table:table-cell office:value-type="string" calcext:value-type="string">
            <text:p>524nm</text:p>
          </table:table-cell>
          <table:table-cell office:value-type="float" office:value="0.002496" calcext:value-type="float">
            <text:p>0.002496</text:p>
          </table:table-cell>
        </table:table-row>
        <table:table-row table:style-name="ro1">
          <table:table-cell office:value-type="string" calcext:value-type="string">
            <text:p>525nm</text:p>
          </table:table-cell>
          <table:table-cell office:value-type="float" office:value="0.002796" calcext:value-type="float">
            <text:p>0.002796</text:p>
          </table:table-cell>
        </table:table-row>
        <table:table-row table:style-name="ro1">
          <table:table-cell office:value-type="string" calcext:value-type="string">
            <text:p>526nm</text:p>
          </table:table-cell>
          <table:table-cell office:value-type="float" office:value="0.003343" calcext:value-type="float">
            <text:p>0.003343</text:p>
          </table:table-cell>
        </table:table-row>
        <table:table-row table:style-name="ro1">
          <table:table-cell office:value-type="string" calcext:value-type="string">
            <text:p>527nm</text:p>
          </table:table-cell>
          <table:table-cell office:value-type="float" office:value="0.00371" calcext:value-type="float">
            <text:p>0.00371</text:p>
          </table:table-cell>
        </table:table-row>
        <table:table-row table:style-name="ro1">
          <table:table-cell office:value-type="string" calcext:value-type="string">
            <text:p>528nm</text:p>
          </table:table-cell>
          <table:table-cell office:value-type="float" office:value="0.003831" calcext:value-type="float">
            <text:p>0.003831</text:p>
          </table:table-cell>
        </table:table-row>
        <table:table-row table:style-name="ro1">
          <table:table-cell office:value-type="string" calcext:value-type="string">
            <text:p>529nm</text:p>
          </table:table-cell>
          <table:table-cell office:value-type="float" office:value="0.003643" calcext:value-type="float">
            <text:p>0.003643</text:p>
          </table:table-cell>
        </table:table-row>
        <table:table-row table:style-name="ro1">
          <table:table-cell office:value-type="string" calcext:value-type="string">
            <text:p>530nm</text:p>
          </table:table-cell>
          <table:table-cell office:value-type="float" office:value="0.003207" calcext:value-type="float">
            <text:p>0.003207</text:p>
          </table:table-cell>
        </table:table-row>
        <table:table-row table:style-name="ro1">
          <table:table-cell office:value-type="string" calcext:value-type="string">
            <text:p>531nm</text:p>
          </table:table-cell>
          <table:table-cell office:value-type="float" office:value="0.003098" calcext:value-type="float">
            <text:p>0.003098</text:p>
          </table:table-cell>
        </table:table-row>
        <table:table-row table:style-name="ro1">
          <table:table-cell office:value-type="string" calcext:value-type="string">
            <text:p>532nm</text:p>
          </table:table-cell>
          <table:table-cell office:value-type="float" office:value="0.003566" calcext:value-type="float">
            <text:p>0.003566</text:p>
          </table:table-cell>
        </table:table-row>
        <table:table-row table:style-name="ro1">
          <table:table-cell office:value-type="string" calcext:value-type="string">
            <text:p>533nm</text:p>
          </table:table-cell>
          <table:table-cell office:value-type="float" office:value="0.004282" calcext:value-type="float">
            <text:p>0.004282</text:p>
          </table:table-cell>
        </table:table-row>
        <table:table-row table:style-name="ro1">
          <table:table-cell office:value-type="string" calcext:value-type="string">
            <text:p>534nm</text:p>
          </table:table-cell>
          <table:table-cell office:value-type="float" office:value="0.004406" calcext:value-type="float">
            <text:p>0.004406</text:p>
          </table:table-cell>
        </table:table-row>
        <table:table-row table:style-name="ro1">
          <table:table-cell office:value-type="string" calcext:value-type="string">
            <text:p>535nm</text:p>
          </table:table-cell>
          <table:table-cell office:value-type="float" office:value="0.003887" calcext:value-type="float">
            <text:p>0.003887</text:p>
          </table:table-cell>
        </table:table-row>
        <table:table-row table:style-name="ro1">
          <table:table-cell office:value-type="string" calcext:value-type="string">
            <text:p>536nm</text:p>
          </table:table-cell>
          <table:table-cell office:value-type="float" office:value="0.003172" calcext:value-type="float">
            <text:p>0.003172</text:p>
          </table:table-cell>
        </table:table-row>
        <table:table-row table:style-name="ro1">
          <table:table-cell office:value-type="string" calcext:value-type="string">
            <text:p>537nm</text:p>
          </table:table-cell>
          <table:table-cell office:value-type="float" office:value="0.002593" calcext:value-type="float">
            <text:p>0.002593</text:p>
          </table:table-cell>
        </table:table-row>
        <table:table-row table:style-name="ro1">
          <table:table-cell office:value-type="string" calcext:value-type="string">
            <text:p>538nm</text:p>
          </table:table-cell>
          <table:table-cell office:value-type="float" office:value="0.002295" calcext:value-type="float">
            <text:p>0.002295</text:p>
          </table:table-cell>
        </table:table-row>
        <table:table-row table:style-name="ro1">
          <table:table-cell office:value-type="string" calcext:value-type="string">
            <text:p>539nm</text:p>
          </table:table-cell>
          <table:table-cell office:value-type="float" office:value="0.002213" calcext:value-type="float">
            <text:p>0.002213</text:p>
          </table:table-cell>
        </table:table-row>
        <table:table-row table:style-name="ro1">
          <table:table-cell office:value-type="string" calcext:value-type="string">
            <text:p>540nm</text:p>
          </table:table-cell>
          <table:table-cell office:value-type="float" office:value="0.002518" calcext:value-type="float">
            <text:p>0.002518</text:p>
          </table:table-cell>
        </table:table-row>
        <table:table-row table:style-name="ro1">
          <table:table-cell office:value-type="string" calcext:value-type="string">
            <text:p>541nm</text:p>
          </table:table-cell>
          <table:table-cell office:value-type="float" office:value="0.003314" calcext:value-type="float">
            <text:p>0.003314</text:p>
          </table:table-cell>
        </table:table-row>
        <table:table-row table:style-name="ro1">
          <table:table-cell office:value-type="string" calcext:value-type="string">
            <text:p>542nm</text:p>
          </table:table-cell>
          <table:table-cell office:value-type="float" office:value="0.004527" calcext:value-type="float">
            <text:p>0.004527</text:p>
          </table:table-cell>
        </table:table-row>
        <table:table-row table:style-name="ro1">
          <table:table-cell office:value-type="string" calcext:value-type="string">
            <text:p>543nm</text:p>
          </table:table-cell>
          <table:table-cell office:value-type="float" office:value="0.005348" calcext:value-type="float">
            <text:p>0.005348</text:p>
          </table:table-cell>
        </table:table-row>
        <table:table-row table:style-name="ro1">
          <table:table-cell office:value-type="string" calcext:value-type="string">
            <text:p>544nm</text:p>
          </table:table-cell>
          <table:table-cell office:value-type="float" office:value="0.005511" calcext:value-type="float">
            <text:p>0.005511</text:p>
          </table:table-cell>
        </table:table-row>
        <table:table-row table:style-name="ro1">
          <table:table-cell office:value-type="string" calcext:value-type="string">
            <text:p>545nm</text:p>
          </table:table-cell>
          <table:table-cell office:value-type="float" office:value="0.005108" calcext:value-type="float">
            <text:p>0.005108</text:p>
          </table:table-cell>
        </table:table-row>
        <table:table-row table:style-name="ro1">
          <table:table-cell office:value-type="string" calcext:value-type="string">
            <text:p>546nm</text:p>
          </table:table-cell>
          <table:table-cell office:value-type="float" office:value="0.004811" calcext:value-type="float">
            <text:p>0.004811</text:p>
          </table:table-cell>
        </table:table-row>
        <table:table-row table:style-name="ro1">
          <table:table-cell office:value-type="string" calcext:value-type="string">
            <text:p>547nm</text:p>
          </table:table-cell>
          <table:table-cell office:value-type="float" office:value="0.004711" calcext:value-type="float">
            <text:p>0.004711</text:p>
          </table:table-cell>
        </table:table-row>
        <table:table-row table:style-name="ro1">
          <table:table-cell office:value-type="string" calcext:value-type="string">
            <text:p>548nm</text:p>
          </table:table-cell>
          <table:table-cell office:value-type="float" office:value="0.004919" calcext:value-type="float">
            <text:p>0.004919</text:p>
          </table:table-cell>
        </table:table-row>
        <table:table-row table:style-name="ro1">
          <table:table-cell office:value-type="string" calcext:value-type="string">
            <text:p>549nm</text:p>
          </table:table-cell>
          <table:table-cell office:value-type="float" office:value="0.005403" calcext:value-type="float">
            <text:p>0.005403</text:p>
          </table:table-cell>
        </table:table-row>
        <table:table-row table:style-name="ro1">
          <table:table-cell office:value-type="string" calcext:value-type="string">
            <text:p>550nm</text:p>
          </table:table-cell>
          <table:table-cell office:value-type="float" office:value="0.006393" calcext:value-type="float">
            <text:p>0.006393</text:p>
          </table:table-cell>
        </table:table-row>
        <table:table-row table:style-name="ro1">
          <table:table-cell office:value-type="string" calcext:value-type="string">
            <text:p>551nm</text:p>
          </table:table-cell>
          <table:table-cell office:value-type="float" office:value="0.00771" calcext:value-type="float">
            <text:p>0.00771</text:p>
          </table:table-cell>
        </table:table-row>
        <table:table-row table:style-name="ro1">
          <table:table-cell office:value-type="string" calcext:value-type="string">
            <text:p>552nm</text:p>
          </table:table-cell>
          <table:table-cell office:value-type="float" office:value="0.009047" calcext:value-type="float">
            <text:p>0.009047</text:p>
          </table:table-cell>
        </table:table-row>
        <table:table-row table:style-name="ro1">
          <table:table-cell office:value-type="string" calcext:value-type="string">
            <text:p>553nm</text:p>
          </table:table-cell>
          <table:table-cell office:value-type="float" office:value="0.009926" calcext:value-type="float">
            <text:p>0.009926</text:p>
          </table:table-cell>
        </table:table-row>
        <table:table-row table:style-name="ro1">
          <table:table-cell office:value-type="string" calcext:value-type="string">
            <text:p>554nm</text:p>
          </table:table-cell>
          <table:table-cell office:value-type="float" office:value="0.010372" calcext:value-type="float">
            <text:p>0.010372</text:p>
          </table:table-cell>
        </table:table-row>
        <table:table-row table:style-name="ro1">
          <table:table-cell office:value-type="string" calcext:value-type="string">
            <text:p>555nm</text:p>
          </table:table-cell>
          <table:table-cell office:value-type="float" office:value="0.010743" calcext:value-type="float">
            <text:p>0.010743</text:p>
          </table:table-cell>
        </table:table-row>
        <table:table-row table:style-name="ro1">
          <table:table-cell office:value-type="string" calcext:value-type="string">
            <text:p>556nm</text:p>
          </table:table-cell>
          <table:table-cell office:value-type="float" office:value="0.011197" calcext:value-type="float">
            <text:p>0.011197</text:p>
          </table:table-cell>
        </table:table-row>
        <table:table-row table:style-name="ro1">
          <table:table-cell office:value-type="string" calcext:value-type="string">
            <text:p>557nm</text:p>
          </table:table-cell>
          <table:table-cell office:value-type="float" office:value="0.011824" calcext:value-type="float">
            <text:p>0.011824</text:p>
          </table:table-cell>
        </table:table-row>
        <table:table-row table:style-name="ro1">
          <table:table-cell office:value-type="string" calcext:value-type="string">
            <text:p>558nm</text:p>
          </table:table-cell>
          <table:table-cell office:value-type="float" office:value="0.012569" calcext:value-type="float">
            <text:p>0.012569</text:p>
          </table:table-cell>
        </table:table-row>
        <table:table-row table:style-name="ro1">
          <table:table-cell office:value-type="string" calcext:value-type="string">
            <text:p>559nm</text:p>
          </table:table-cell>
          <table:table-cell office:value-type="float" office:value="0.013732" calcext:value-type="float">
            <text:p>0.013732</text:p>
          </table:table-cell>
        </table:table-row>
        <table:table-row table:style-name="ro1">
          <table:table-cell office:value-type="string" calcext:value-type="string">
            <text:p>560nm</text:p>
          </table:table-cell>
          <table:table-cell office:value-type="float" office:value="0.015323" calcext:value-type="float">
            <text:p>0.015323</text:p>
          </table:table-cell>
        </table:table-row>
        <table:table-row table:style-name="ro1">
          <table:table-cell office:value-type="string" calcext:value-type="string">
            <text:p>561nm</text:p>
          </table:table-cell>
          <table:table-cell office:value-type="float" office:value="0.017195" calcext:value-type="float">
            <text:p>0.017195</text:p>
          </table:table-cell>
        </table:table-row>
        <table:table-row table:style-name="ro1">
          <table:table-cell office:value-type="string" calcext:value-type="string">
            <text:p>562nm</text:p>
          </table:table-cell>
          <table:table-cell office:value-type="float" office:value="0.018814" calcext:value-type="float">
            <text:p>0.018814</text:p>
          </table:table-cell>
        </table:table-row>
        <table:table-row table:style-name="ro1">
          <table:table-cell office:value-type="string" calcext:value-type="string">
            <text:p>563nm</text:p>
          </table:table-cell>
          <table:table-cell office:value-type="float" office:value="0.020057" calcext:value-type="float">
            <text:p>0.020057</text:p>
          </table:table-cell>
        </table:table-row>
        <table:table-row table:style-name="ro1">
          <table:table-cell office:value-type="string" calcext:value-type="string">
            <text:p>564nm</text:p>
          </table:table-cell>
          <table:table-cell office:value-type="float" office:value="0.021138" calcext:value-type="float">
            <text:p>0.021138</text:p>
          </table:table-cell>
        </table:table-row>
        <table:table-row table:style-name="ro1">
          <table:table-cell office:value-type="string" calcext:value-type="string">
            <text:p>565nm</text:p>
          </table:table-cell>
          <table:table-cell office:value-type="float" office:value="0.022289" calcext:value-type="float">
            <text:p>0.022289</text:p>
          </table:table-cell>
        </table:table-row>
        <table:table-row table:style-name="ro1">
          <table:table-cell office:value-type="string" calcext:value-type="string">
            <text:p>566nm</text:p>
          </table:table-cell>
          <table:table-cell office:value-type="float" office:value="0.023945" calcext:value-type="float">
            <text:p>0.023945</text:p>
          </table:table-cell>
        </table:table-row>
        <table:table-row table:style-name="ro1">
          <table:table-cell office:value-type="string" calcext:value-type="string">
            <text:p>567nm</text:p>
          </table:table-cell>
          <table:table-cell office:value-type="float" office:value="0.026162" calcext:value-type="float">
            <text:p>0.026162</text:p>
          </table:table-cell>
        </table:table-row>
        <table:table-row table:style-name="ro1">
          <table:table-cell office:value-type="string" calcext:value-type="string">
            <text:p>568nm</text:p>
          </table:table-cell>
          <table:table-cell office:value-type="float" office:value="0.029255" calcext:value-type="float">
            <text:p>0.029255</text:p>
          </table:table-cell>
        </table:table-row>
        <table:table-row table:style-name="ro1">
          <table:table-cell office:value-type="string" calcext:value-type="string">
            <text:p>569nm</text:p>
          </table:table-cell>
          <table:table-cell office:value-type="float" office:value="0.033106" calcext:value-type="float">
            <text:p>0.033106</text:p>
          </table:table-cell>
        </table:table-row>
        <table:table-row table:style-name="ro1">
          <table:table-cell office:value-type="string" calcext:value-type="string">
            <text:p>570nm</text:p>
          </table:table-cell>
          <table:table-cell office:value-type="float" office:value="0.037636" calcext:value-type="float">
            <text:p>0.037636</text:p>
          </table:table-cell>
        </table:table-row>
        <table:table-row table:style-name="ro1">
          <table:table-cell office:value-type="string" calcext:value-type="string">
            <text:p>571nm</text:p>
          </table:table-cell>
          <table:table-cell office:value-type="float" office:value="0.042686" calcext:value-type="float">
            <text:p>0.042686</text:p>
          </table:table-cell>
        </table:table-row>
        <table:table-row table:style-name="ro1">
          <table:table-cell office:value-type="string" calcext:value-type="string">
            <text:p>572nm</text:p>
          </table:table-cell>
          <table:table-cell office:value-type="float" office:value="0.047933" calcext:value-type="float">
            <text:p>0.047933</text:p>
          </table:table-cell>
        </table:table-row>
        <table:table-row table:style-name="ro1">
          <table:table-cell office:value-type="string" calcext:value-type="string">
            <text:p>573nm</text:p>
          </table:table-cell>
          <table:table-cell office:value-type="float" office:value="0.053987" calcext:value-type="float">
            <text:p>0.053987</text:p>
          </table:table-cell>
        </table:table-row>
        <table:table-row table:style-name="ro1">
          <table:table-cell office:value-type="string" calcext:value-type="string">
            <text:p>574nm</text:p>
          </table:table-cell>
          <table:table-cell office:value-type="float" office:value="0.060744" calcext:value-type="float">
            <text:p>0.060744</text:p>
          </table:table-cell>
        </table:table-row>
        <table:table-row table:style-name="ro1">
          <table:table-cell office:value-type="string" calcext:value-type="string">
            <text:p>575nm</text:p>
          </table:table-cell>
          <table:table-cell office:value-type="float" office:value="0.069106" calcext:value-type="float">
            <text:p>0.069106</text:p>
          </table:table-cell>
        </table:table-row>
        <table:table-row table:style-name="ro1">
          <table:table-cell office:value-type="string" calcext:value-type="string">
            <text:p>576nm</text:p>
          </table:table-cell>
          <table:table-cell office:value-type="float" office:value="0.078906" calcext:value-type="float">
            <text:p>0.078906</text:p>
          </table:table-cell>
        </table:table-row>
        <table:table-row table:style-name="ro1">
          <table:table-cell office:value-type="string" calcext:value-type="string">
            <text:p>577nm</text:p>
          </table:table-cell>
          <table:table-cell office:value-type="float" office:value="0.090533" calcext:value-type="float">
            <text:p>0.090533</text:p>
          </table:table-cell>
        </table:table-row>
        <table:table-row table:style-name="ro1">
          <table:table-cell office:value-type="string" calcext:value-type="string">
            <text:p>578nm</text:p>
          </table:table-cell>
          <table:table-cell office:value-type="float" office:value="0.103802" calcext:value-type="float">
            <text:p>0.103802</text:p>
          </table:table-cell>
        </table:table-row>
        <table:table-row table:style-name="ro1">
          <table:table-cell office:value-type="string" calcext:value-type="string">
            <text:p>579nm</text:p>
          </table:table-cell>
          <table:table-cell office:value-type="float" office:value="0.118421" calcext:value-type="float">
            <text:p>0.118421</text:p>
          </table:table-cell>
        </table:table-row>
        <table:table-row table:style-name="ro1">
          <table:table-cell office:value-type="string" calcext:value-type="string">
            <text:p>580nm</text:p>
          </table:table-cell>
          <table:table-cell office:value-type="float" office:value="0.135389" calcext:value-type="float">
            <text:p>0.135389</text:p>
          </table:table-cell>
        </table:table-row>
        <table:table-row table:style-name="ro1">
          <table:table-cell office:value-type="string" calcext:value-type="string">
            <text:p>581nm</text:p>
          </table:table-cell>
          <table:table-cell office:value-type="float" office:value="0.153991" calcext:value-type="float">
            <text:p>0.153991</text:p>
          </table:table-cell>
        </table:table-row>
        <table:table-row table:style-name="ro1">
          <table:table-cell office:value-type="string" calcext:value-type="string">
            <text:p>582nm</text:p>
          </table:table-cell>
          <table:table-cell office:value-type="float" office:value="0.176246" calcext:value-type="float">
            <text:p>0.176246</text:p>
          </table:table-cell>
        </table:table-row>
        <table:table-row table:style-name="ro1">
          <table:table-cell office:value-type="string" calcext:value-type="string">
            <text:p>583nm</text:p>
          </table:table-cell>
          <table:table-cell office:value-type="float" office:value="0.201077" calcext:value-type="float">
            <text:p>0.201077</text:p>
          </table:table-cell>
        </table:table-row>
        <table:table-row table:style-name="ro1">
          <table:table-cell office:value-type="string" calcext:value-type="string">
            <text:p>584nm</text:p>
          </table:table-cell>
          <table:table-cell office:value-type="float" office:value="0.229864" calcext:value-type="float">
            <text:p>0.229864</text:p>
          </table:table-cell>
        </table:table-row>
        <table:table-row table:style-name="ro1">
          <table:table-cell office:value-type="string" calcext:value-type="string">
            <text:p>585nm</text:p>
          </table:table-cell>
          <table:table-cell office:value-type="float" office:value="0.261294" calcext:value-type="float">
            <text:p>0.261294</text:p>
          </table:table-cell>
        </table:table-row>
        <table:table-row table:style-name="ro1">
          <table:table-cell office:value-type="string" calcext:value-type="string">
            <text:p>586nm</text:p>
          </table:table-cell>
          <table:table-cell office:value-type="float" office:value="0.295516" calcext:value-type="float">
            <text:p>0.295516</text:p>
          </table:table-cell>
        </table:table-row>
        <table:table-row table:style-name="ro1">
          <table:table-cell office:value-type="string" calcext:value-type="string">
            <text:p>587nm</text:p>
          </table:table-cell>
          <table:table-cell office:value-type="float" office:value="0.332067" calcext:value-type="float">
            <text:p>0.332067</text:p>
          </table:table-cell>
        </table:table-row>
        <table:table-row table:style-name="ro1">
          <table:table-cell office:value-type="string" calcext:value-type="string">
            <text:p>588nm</text:p>
          </table:table-cell>
          <table:table-cell office:value-type="float" office:value="0.370192" calcext:value-type="float">
            <text:p>0.370192</text:p>
          </table:table-cell>
        </table:table-row>
        <table:table-row table:style-name="ro1">
          <table:table-cell office:value-type="string" calcext:value-type="string">
            <text:p>589nm</text:p>
          </table:table-cell>
          <table:table-cell office:value-type="float" office:value="0.410444" calcext:value-type="float">
            <text:p>0.410444</text:p>
          </table:table-cell>
        </table:table-row>
        <table:table-row table:style-name="ro1">
          <table:table-cell office:value-type="string" calcext:value-type="string">
            <text:p>590nm</text:p>
          </table:table-cell>
          <table:table-cell office:value-type="float" office:value="0.451906" calcext:value-type="float">
            <text:p>0.451906</text:p>
          </table:table-cell>
        </table:table-row>
        <table:table-row table:style-name="ro1">
          <table:table-cell office:value-type="string" calcext:value-type="string">
            <text:p>591nm</text:p>
          </table:table-cell>
          <table:table-cell office:value-type="float" office:value="0.495891" calcext:value-type="float">
            <text:p>0.495891</text:p>
          </table:table-cell>
        </table:table-row>
        <table:table-row table:style-name="ro1">
          <table:table-cell office:value-type="string" calcext:value-type="string">
            <text:p>592nm</text:p>
          </table:table-cell>
          <table:table-cell office:value-type="float" office:value="0.541526" calcext:value-type="float">
            <text:p>0.541526</text:p>
          </table:table-cell>
        </table:table-row>
        <table:table-row table:style-name="ro1">
          <table:table-cell office:value-type="string" calcext:value-type="string">
            <text:p>593nm</text:p>
          </table:table-cell>
          <table:table-cell office:value-type="float" office:value="0.587505" calcext:value-type="float">
            <text:p>0.587505</text:p>
          </table:table-cell>
        </table:table-row>
        <table:table-row table:style-name="ro1">
          <table:table-cell office:value-type="string" calcext:value-type="string">
            <text:p>594nm</text:p>
          </table:table-cell>
          <table:table-cell office:value-type="float" office:value="0.631676" calcext:value-type="float">
            <text:p>0.631676</text:p>
          </table:table-cell>
        </table:table-row>
        <table:table-row table:style-name="ro1">
          <table:table-cell office:value-type="string" calcext:value-type="string">
            <text:p>595nm</text:p>
          </table:table-cell>
          <table:table-cell office:value-type="float" office:value="0.67403" calcext:value-type="float">
            <text:p>0.67403</text:p>
          </table:table-cell>
        </table:table-row>
        <table:table-row table:style-name="ro1">
          <table:table-cell office:value-type="string" calcext:value-type="string">
            <text:p>596nm</text:p>
          </table:table-cell>
          <table:table-cell office:value-type="float" office:value="0.716119" calcext:value-type="float">
            <text:p>0.716119</text:p>
          </table:table-cell>
        </table:table-row>
        <table:table-row table:style-name="ro1">
          <table:table-cell office:value-type="string" calcext:value-type="string">
            <text:p>597nm</text:p>
          </table:table-cell>
          <table:table-cell office:value-type="float" office:value="0.757483" calcext:value-type="float">
            <text:p>0.757483</text:p>
          </table:table-cell>
        </table:table-row>
        <table:table-row table:style-name="ro1">
          <table:table-cell office:value-type="string" calcext:value-type="string">
            <text:p>598nm</text:p>
          </table:table-cell>
          <table:table-cell office:value-type="float" office:value="0.793605" calcext:value-type="float">
            <text:p>0.793605</text:p>
          </table:table-cell>
        </table:table-row>
        <table:table-row table:style-name="ro1">
          <table:table-cell office:value-type="string" calcext:value-type="string">
            <text:p>599nm</text:p>
          </table:table-cell>
          <table:table-cell office:value-type="float" office:value="0.824237" calcext:value-type="float">
            <text:p>0.824237</text:p>
          </table:table-cell>
        </table:table-row>
        <table:table-row table:style-name="ro1">
          <table:table-cell office:value-type="string" calcext:value-type="string">
            <text:p>600nm</text:p>
          </table:table-cell>
          <table:table-cell office:value-type="float" office:value="0.849491" calcext:value-type="float">
            <text:p>0.849491</text:p>
          </table:table-cell>
        </table:table-row>
        <table:table-row table:style-name="ro1">
          <table:table-cell office:value-type="string" calcext:value-type="string">
            <text:p>601nm</text:p>
          </table:table-cell>
          <table:table-cell office:value-type="float" office:value="0.873699" calcext:value-type="float">
            <text:p>0.873699</text:p>
          </table:table-cell>
        </table:table-row>
        <table:table-row table:style-name="ro1">
          <table:table-cell office:value-type="string" calcext:value-type="string">
            <text:p>602nm</text:p>
          </table:table-cell>
          <table:table-cell office:value-type="float" office:value="0.893948" calcext:value-type="float">
            <text:p>0.893948</text:p>
          </table:table-cell>
        </table:table-row>
        <table:table-row table:style-name="ro1">
          <table:table-cell office:value-type="string" calcext:value-type="string">
            <text:p>603nm</text:p>
          </table:table-cell>
          <table:table-cell office:value-type="float" office:value="0.910523" calcext:value-type="float">
            <text:p>0.910523</text:p>
          </table:table-cell>
        </table:table-row>
        <table:table-row table:style-name="ro1">
          <table:table-cell office:value-type="string" calcext:value-type="string">
            <text:p>604nm</text:p>
          </table:table-cell>
          <table:table-cell office:value-type="float" office:value="0.924239" calcext:value-type="float">
            <text:p>0.924239</text:p>
          </table:table-cell>
        </table:table-row>
        <table:table-row table:style-name="ro1">
          <table:table-cell office:value-type="string" calcext:value-type="string">
            <text:p>605nm</text:p>
          </table:table-cell>
          <table:table-cell office:value-type="float" office:value="0.938566" calcext:value-type="float">
            <text:p>0.938566</text:p>
          </table:table-cell>
        </table:table-row>
        <table:table-row table:style-name="ro1">
          <table:table-cell office:value-type="string" calcext:value-type="string">
            <text:p>606nm</text:p>
          </table:table-cell>
          <table:table-cell office:value-type="float" office:value="0.953222" calcext:value-type="float">
            <text:p>0.953222</text:p>
          </table:table-cell>
        </table:table-row>
        <table:table-row table:style-name="ro1">
          <table:table-cell office:value-type="string" calcext:value-type="string">
            <text:p>607nm</text:p>
          </table:table-cell>
          <table:table-cell office:value-type="float" office:value="0.965818" calcext:value-type="float">
            <text:p>0.965818</text:p>
          </table:table-cell>
        </table:table-row>
        <table:table-row table:style-name="ro1">
          <table:table-cell office:value-type="string" calcext:value-type="string">
            <text:p>608nm</text:p>
          </table:table-cell>
          <table:table-cell office:value-type="float" office:value="0.975703" calcext:value-type="float">
            <text:p>0.975703</text:p>
          </table:table-cell>
        </table:table-row>
        <table:table-row table:style-name="ro1">
          <table:table-cell office:value-type="string" calcext:value-type="string">
            <text:p>609nm</text:p>
          </table:table-cell>
          <table:table-cell office:value-type="float" office:value="0.983576" calcext:value-type="float">
            <text:p>0.983576</text:p>
          </table:table-cell>
        </table:table-row>
        <table:table-row table:style-name="ro1">
          <table:table-cell office:value-type="string" calcext:value-type="string">
            <text:p>610nm</text:p>
          </table:table-cell>
          <table:table-cell office:value-type="float" office:value="0.990961" calcext:value-type="float">
            <text:p>0.990961</text:p>
          </table:table-cell>
        </table:table-row>
        <table:table-row table:style-name="ro1">
          <table:table-cell office:value-type="string" calcext:value-type="string">
            <text:p>611nm</text:p>
          </table:table-cell>
          <table:table-cell office:value-type="float" office:value="0.996158" calcext:value-type="float">
            <text:p>0.996158</text:p>
          </table:table-cell>
        </table:table-row>
        <table:table-row table:style-name="ro1">
          <table:table-cell office:value-type="string" calcext:value-type="string">
            <text:p>612nm</text:p>
          </table:table-cell>
          <table:table-cell office:value-type="float" office:value="0.999512" calcext:value-type="float">
            <text:p>0.999512</text:p>
          </table:table-cell>
        </table:table-row>
        <table:table-row table:style-name="ro1">
          <table:table-cell office:value-type="string" calcext:value-type="string">
            <text:p>613n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14nm</text:p>
          </table:table-cell>
          <table:table-cell office:value-type="float" office:value="0.999228" calcext:value-type="float">
            <text:p>0.999228</text:p>
          </table:table-cell>
        </table:table-row>
        <table:table-row table:style-name="ro1">
          <table:table-cell office:value-type="string" calcext:value-type="string">
            <text:p>615nm</text:p>
          </table:table-cell>
          <table:table-cell office:value-type="float" office:value="0.996423" calcext:value-type="float">
            <text:p>0.996423</text:p>
          </table:table-cell>
        </table:table-row>
        <table:table-row table:style-name="ro1">
          <table:table-cell office:value-type="string" calcext:value-type="string">
            <text:p>616nm</text:p>
          </table:table-cell>
          <table:table-cell office:value-type="float" office:value="0.992298" calcext:value-type="float">
            <text:p>0.992298</text:p>
          </table:table-cell>
        </table:table-row>
        <table:table-row table:style-name="ro1">
          <table:table-cell office:value-type="string" calcext:value-type="string">
            <text:p>617nm</text:p>
          </table:table-cell>
          <table:table-cell office:value-type="float" office:value="0.987243" calcext:value-type="float">
            <text:p>0.987243</text:p>
          </table:table-cell>
        </table:table-row>
        <table:table-row table:style-name="ro1">
          <table:table-cell office:value-type="string" calcext:value-type="string">
            <text:p>618nm</text:p>
          </table:table-cell>
          <table:table-cell office:value-type="float" office:value="0.982221" calcext:value-type="float">
            <text:p>0.982221</text:p>
          </table:table-cell>
        </table:table-row>
        <table:table-row table:style-name="ro1">
          <table:table-cell office:value-type="string" calcext:value-type="string">
            <text:p>619nm</text:p>
          </table:table-cell>
          <table:table-cell office:value-type="float" office:value="0.977309" calcext:value-type="float">
            <text:p>0.977309</text:p>
          </table:table-cell>
        </table:table-row>
        <table:table-row table:style-name="ro1">
          <table:table-cell office:value-type="string" calcext:value-type="string">
            <text:p>620nm</text:p>
          </table:table-cell>
          <table:table-cell office:value-type="float" office:value="0.971792" calcext:value-type="float">
            <text:p>0.971792</text:p>
          </table:table-cell>
        </table:table-row>
        <table:table-row table:style-name="ro1">
          <table:table-cell office:value-type="string" calcext:value-type="string">
            <text:p>621nm</text:p>
          </table:table-cell>
          <table:table-cell office:value-type="float" office:value="0.9653" calcext:value-type="float">
            <text:p>0.9653</text:p>
          </table:table-cell>
        </table:table-row>
        <table:table-row table:style-name="ro1">
          <table:table-cell office:value-type="string" calcext:value-type="string">
            <text:p>622nm</text:p>
          </table:table-cell>
          <table:table-cell office:value-type="float" office:value="0.957429" calcext:value-type="float">
            <text:p>0.957429</text:p>
          </table:table-cell>
        </table:table-row>
        <table:table-row table:style-name="ro1">
          <table:table-cell office:value-type="string" calcext:value-type="string">
            <text:p>623nm</text:p>
          </table:table-cell>
          <table:table-cell office:value-type="float" office:value="0.948608" calcext:value-type="float">
            <text:p>0.948608</text:p>
          </table:table-cell>
        </table:table-row>
        <table:table-row table:style-name="ro1">
          <table:table-cell office:value-type="string" calcext:value-type="string">
            <text:p>624nm</text:p>
          </table:table-cell>
          <table:table-cell office:value-type="float" office:value="0.937801" calcext:value-type="float">
            <text:p>0.937801</text:p>
          </table:table-cell>
        </table:table-row>
        <table:table-row table:style-name="ro1">
          <table:table-cell office:value-type="string" calcext:value-type="string">
            <text:p>625nm</text:p>
          </table:table-cell>
          <table:table-cell office:value-type="float" office:value="0.925699" calcext:value-type="float">
            <text:p>0.925699</text:p>
          </table:table-cell>
        </table:table-row>
        <table:table-row table:style-name="ro1">
          <table:table-cell office:value-type="string" calcext:value-type="string">
            <text:p>626nm</text:p>
          </table:table-cell>
          <table:table-cell office:value-type="float" office:value="0.91342" calcext:value-type="float">
            <text:p>0.91342</text:p>
          </table:table-cell>
        </table:table-row>
        <table:table-row table:style-name="ro1">
          <table:table-cell office:value-type="string" calcext:value-type="string">
            <text:p>627nm</text:p>
          </table:table-cell>
          <table:table-cell office:value-type="float" office:value="0.902269" calcext:value-type="float">
            <text:p>0.902269</text:p>
          </table:table-cell>
        </table:table-row>
        <table:table-row table:style-name="ro1">
          <table:table-cell office:value-type="string" calcext:value-type="string">
            <text:p>628nm</text:p>
          </table:table-cell>
          <table:table-cell office:value-type="float" office:value="0.892103" calcext:value-type="float">
            <text:p>0.892103</text:p>
          </table:table-cell>
        </table:table-row>
        <table:table-row table:style-name="ro1">
          <table:table-cell office:value-type="string" calcext:value-type="string">
            <text:p>629nm</text:p>
          </table:table-cell>
          <table:table-cell office:value-type="float" office:value="0.881843" calcext:value-type="float">
            <text:p>0.881843</text:p>
          </table:table-cell>
        </table:table-row>
        <table:table-row table:style-name="ro1">
          <table:table-cell office:value-type="string" calcext:value-type="string">
            <text:p>630nm</text:p>
          </table:table-cell>
          <table:table-cell office:value-type="float" office:value="0.871143" calcext:value-type="float">
            <text:p>0.871143</text:p>
          </table:table-cell>
        </table:table-row>
        <table:table-row table:style-name="ro1">
          <table:table-cell office:value-type="string" calcext:value-type="string">
            <text:p>631nm</text:p>
          </table:table-cell>
          <table:table-cell office:value-type="float" office:value="0.860012" calcext:value-type="float">
            <text:p>0.860012</text:p>
          </table:table-cell>
        </table:table-row>
        <table:table-row table:style-name="ro1">
          <table:table-cell office:value-type="string" calcext:value-type="string">
            <text:p>632nm</text:p>
          </table:table-cell>
          <table:table-cell office:value-type="float" office:value="0.84787" calcext:value-type="float">
            <text:p>0.84787</text:p>
          </table:table-cell>
        </table:table-row>
        <table:table-row table:style-name="ro1">
          <table:table-cell office:value-type="string" calcext:value-type="string">
            <text:p>633nm</text:p>
          </table:table-cell>
          <table:table-cell office:value-type="float" office:value="0.834442" calcext:value-type="float">
            <text:p>0.834442</text:p>
          </table:table-cell>
        </table:table-row>
        <table:table-row table:style-name="ro1">
          <table:table-cell office:value-type="string" calcext:value-type="string">
            <text:p>634nm</text:p>
          </table:table-cell>
          <table:table-cell office:value-type="float" office:value="0.819769" calcext:value-type="float">
            <text:p>0.819769</text:p>
          </table:table-cell>
        </table:table-row>
        <table:table-row table:style-name="ro1">
          <table:table-cell office:value-type="string" calcext:value-type="string">
            <text:p>635nm</text:p>
          </table:table-cell>
          <table:table-cell office:value-type="float" office:value="0.804349" calcext:value-type="float">
            <text:p>0.804349</text:p>
          </table:table-cell>
        </table:table-row>
        <table:table-row table:style-name="ro1">
          <table:table-cell office:value-type="string" calcext:value-type="string">
            <text:p>636nm</text:p>
          </table:table-cell>
          <table:table-cell office:value-type="float" office:value="0.788503" calcext:value-type="float">
            <text:p>0.788503</text:p>
          </table:table-cell>
        </table:table-row>
        <table:table-row table:style-name="ro1">
          <table:table-cell office:value-type="string" calcext:value-type="string">
            <text:p>637nm</text:p>
          </table:table-cell>
          <table:table-cell office:value-type="float" office:value="0.77186" calcext:value-type="float">
            <text:p>0.77186</text:p>
          </table:table-cell>
        </table:table-row>
        <table:table-row table:style-name="ro1">
          <table:table-cell office:value-type="string" calcext:value-type="string">
            <text:p>638nm</text:p>
          </table:table-cell>
          <table:table-cell office:value-type="float" office:value="0.754923" calcext:value-type="float">
            <text:p>0.754923</text:p>
          </table:table-cell>
        </table:table-row>
        <table:table-row table:style-name="ro1">
          <table:table-cell office:value-type="string" calcext:value-type="string">
            <text:p>639nm</text:p>
          </table:table-cell>
          <table:table-cell office:value-type="float" office:value="0.739331" calcext:value-type="float">
            <text:p>0.739331</text:p>
          </table:table-cell>
        </table:table-row>
        <table:table-row table:style-name="ro1">
          <table:table-cell office:value-type="string" calcext:value-type="string">
            <text:p>640nm</text:p>
          </table:table-cell>
          <table:table-cell office:value-type="float" office:value="0.725308" calcext:value-type="float">
            <text:p>0.725308</text:p>
          </table:table-cell>
        </table:table-row>
        <table:table-row table:style-name="ro1">
          <table:table-cell office:value-type="string" calcext:value-type="string">
            <text:p>641nm</text:p>
          </table:table-cell>
          <table:table-cell office:value-type="float" office:value="0.710627" calcext:value-type="float">
            <text:p>0.710627</text:p>
          </table:table-cell>
        </table:table-row>
        <table:table-row table:style-name="ro1">
          <table:table-cell office:value-type="string" calcext:value-type="string">
            <text:p>642nm</text:p>
          </table:table-cell>
          <table:table-cell office:value-type="float" office:value="0.693862" calcext:value-type="float">
            <text:p>0.693862</text:p>
          </table:table-cell>
        </table:table-row>
        <table:table-row table:style-name="ro1">
          <table:table-cell office:value-type="string" calcext:value-type="string">
            <text:p>643nm</text:p>
          </table:table-cell>
          <table:table-cell office:value-type="float" office:value="0.675368" calcext:value-type="float">
            <text:p>0.675368</text:p>
          </table:table-cell>
        </table:table-row>
        <table:table-row table:style-name="ro1">
          <table:table-cell office:value-type="string" calcext:value-type="string">
            <text:p>644nm</text:p>
          </table:table-cell>
          <table:table-cell office:value-type="float" office:value="0.656993" calcext:value-type="float">
            <text:p>0.656993</text:p>
          </table:table-cell>
        </table:table-row>
        <table:table-row table:style-name="ro1">
          <table:table-cell office:value-type="string" calcext:value-type="string">
            <text:p>645nm</text:p>
          </table:table-cell>
          <table:table-cell office:value-type="float" office:value="0.63961" calcext:value-type="float">
            <text:p>0.63961</text:p>
          </table:table-cell>
        </table:table-row>
        <table:table-row table:style-name="ro1">
          <table:table-cell office:value-type="string" calcext:value-type="string">
            <text:p>646nm</text:p>
          </table:table-cell>
          <table:table-cell office:value-type="float" office:value="0.623158" calcext:value-type="float">
            <text:p>0.623158</text:p>
          </table:table-cell>
        </table:table-row>
        <table:table-row table:style-name="ro1">
          <table:table-cell office:value-type="string" calcext:value-type="string">
            <text:p>647nm</text:p>
          </table:table-cell>
          <table:table-cell office:value-type="float" office:value="0.607636" calcext:value-type="float">
            <text:p>0.607636</text:p>
          </table:table-cell>
        </table:table-row>
        <table:table-row table:style-name="ro1">
          <table:table-cell office:value-type="string" calcext:value-type="string">
            <text:p>648nm</text:p>
          </table:table-cell>
          <table:table-cell office:value-type="float" office:value="0.59217" calcext:value-type="float">
            <text:p>0.59217</text:p>
          </table:table-cell>
        </table:table-row>
        <table:table-row table:style-name="ro1">
          <table:table-cell office:value-type="string" calcext:value-type="string">
            <text:p>649nm</text:p>
          </table:table-cell>
          <table:table-cell office:value-type="float" office:value="0.577329" calcext:value-type="float">
            <text:p>0.577329</text:p>
          </table:table-cell>
        </table:table-row>
        <table:table-row table:style-name="ro1">
          <table:table-cell office:value-type="string" calcext:value-type="string">
            <text:p>650nm</text:p>
          </table:table-cell>
          <table:table-cell office:value-type="float" office:value="0.563287" calcext:value-type="float">
            <text:p>0.563287</text:p>
          </table:table-cell>
        </table:table-row>
        <table:table-row table:style-name="ro1">
          <table:table-cell office:value-type="string" calcext:value-type="string">
            <text:p>651nm</text:p>
          </table:table-cell>
          <table:table-cell office:value-type="float" office:value="0.550814" calcext:value-type="float">
            <text:p>0.550814</text:p>
          </table:table-cell>
        </table:table-row>
        <table:table-row table:style-name="ro1">
          <table:table-cell office:value-type="string" calcext:value-type="string">
            <text:p>652nm</text:p>
          </table:table-cell>
          <table:table-cell office:value-type="float" office:value="0.53958" calcext:value-type="float">
            <text:p>0.53958</text:p>
          </table:table-cell>
        </table:table-row>
        <table:table-row table:style-name="ro1">
          <table:table-cell office:value-type="string" calcext:value-type="string">
            <text:p>653nm</text:p>
          </table:table-cell>
          <table:table-cell office:value-type="float" office:value="0.528923" calcext:value-type="float">
            <text:p>0.528923</text:p>
          </table:table-cell>
        </table:table-row>
        <table:table-row table:style-name="ro1">
          <table:table-cell office:value-type="string" calcext:value-type="string">
            <text:p>654nm</text:p>
          </table:table-cell>
          <table:table-cell office:value-type="float" office:value="0.517822" calcext:value-type="float">
            <text:p>0.517822</text:p>
          </table:table-cell>
        </table:table-row>
        <table:table-row table:style-name="ro1">
          <table:table-cell office:value-type="string" calcext:value-type="string">
            <text:p>655nm</text:p>
          </table:table-cell>
          <table:table-cell office:value-type="float" office:value="0.507159" calcext:value-type="float">
            <text:p>0.507159</text:p>
          </table:table-cell>
        </table:table-row>
        <table:table-row table:style-name="ro1">
          <table:table-cell office:value-type="string" calcext:value-type="string">
            <text:p>656nm</text:p>
          </table:table-cell>
          <table:table-cell office:value-type="float" office:value="0.498187" calcext:value-type="float">
            <text:p>0.498187</text:p>
          </table:table-cell>
        </table:table-row>
        <table:table-row table:style-name="ro1">
          <table:table-cell office:value-type="string" calcext:value-type="string">
            <text:p>657nm</text:p>
          </table:table-cell>
          <table:table-cell office:value-type="float" office:value="0.490531" calcext:value-type="float">
            <text:p>0.490531</text:p>
          </table:table-cell>
        </table:table-row>
        <table:table-row table:style-name="ro1">
          <table:table-cell office:value-type="string" calcext:value-type="string">
            <text:p>658nm</text:p>
          </table:table-cell>
          <table:table-cell office:value-type="float" office:value="0.482524" calcext:value-type="float">
            <text:p>0.482524</text:p>
          </table:table-cell>
        </table:table-row>
        <table:table-row table:style-name="ro1">
          <table:table-cell office:value-type="string" calcext:value-type="string">
            <text:p>659nm</text:p>
          </table:table-cell>
          <table:table-cell office:value-type="float" office:value="0.47258" calcext:value-type="float">
            <text:p>0.47258</text:p>
          </table:table-cell>
        </table:table-row>
        <table:table-row table:style-name="ro1">
          <table:table-cell office:value-type="string" calcext:value-type="string">
            <text:p>660nm</text:p>
          </table:table-cell>
          <table:table-cell office:value-type="float" office:value="0.460565" calcext:value-type="float">
            <text:p>0.460565</text:p>
          </table:table-cell>
        </table:table-row>
        <table:table-row table:style-name="ro1">
          <table:table-cell office:value-type="string" calcext:value-type="string">
            <text:p>661nm</text:p>
          </table:table-cell>
          <table:table-cell office:value-type="float" office:value="0.447339" calcext:value-type="float">
            <text:p>0.447339</text:p>
          </table:table-cell>
        </table:table-row>
        <table:table-row table:style-name="ro1">
          <table:table-cell office:value-type="string" calcext:value-type="string">
            <text:p>662nm</text:p>
          </table:table-cell>
          <table:table-cell office:value-type="float" office:value="0.434123" calcext:value-type="float">
            <text:p>0.434123</text:p>
          </table:table-cell>
        </table:table-row>
        <table:table-row table:style-name="ro1">
          <table:table-cell office:value-type="string" calcext:value-type="string">
            <text:p>663nm</text:p>
          </table:table-cell>
          <table:table-cell office:value-type="float" office:value="0.421995" calcext:value-type="float">
            <text:p>0.421995</text:p>
          </table:table-cell>
        </table:table-row>
        <table:table-row table:style-name="ro1">
          <table:table-cell office:value-type="string" calcext:value-type="string">
            <text:p>664nm</text:p>
          </table:table-cell>
          <table:table-cell office:value-type="float" office:value="0.410965" calcext:value-type="float">
            <text:p>0.410965</text:p>
          </table:table-cell>
        </table:table-row>
        <table:table-row table:style-name="ro1">
          <table:table-cell office:value-type="string" calcext:value-type="string">
            <text:p>665nm</text:p>
          </table:table-cell>
          <table:table-cell office:value-type="float" office:value="0.401012" calcext:value-type="float">
            <text:p>0.401012</text:p>
          </table:table-cell>
        </table:table-row>
        <table:table-row table:style-name="ro1">
          <table:table-cell office:value-type="string" calcext:value-type="string">
            <text:p>666nm</text:p>
          </table:table-cell>
          <table:table-cell office:value-type="float" office:value="0.392304" calcext:value-type="float">
            <text:p>0.392304</text:p>
          </table:table-cell>
        </table:table-row>
        <table:table-row table:style-name="ro1">
          <table:table-cell office:value-type="string" calcext:value-type="string">
            <text:p>667nm</text:p>
          </table:table-cell>
          <table:table-cell office:value-type="float" office:value="0.384502" calcext:value-type="float">
            <text:p>0.384502</text:p>
          </table:table-cell>
        </table:table-row>
        <table:table-row table:style-name="ro1">
          <table:table-cell office:value-type="string" calcext:value-type="string">
            <text:p>668nm</text:p>
          </table:table-cell>
          <table:table-cell office:value-type="float" office:value="0.377291" calcext:value-type="float">
            <text:p>0.377291</text:p>
          </table:table-cell>
        </table:table-row>
        <table:table-row table:style-name="ro1">
          <table:table-cell office:value-type="string" calcext:value-type="string">
            <text:p>669nm</text:p>
          </table:table-cell>
          <table:table-cell office:value-type="float" office:value="0.36993" calcext:value-type="float">
            <text:p>0.36993</text:p>
          </table:table-cell>
        </table:table-row>
        <table:table-row table:style-name="ro1">
          <table:table-cell office:value-type="string" calcext:value-type="string">
            <text:p>670nm</text:p>
          </table:table-cell>
          <table:table-cell office:value-type="float" office:value="0.362015" calcext:value-type="float">
            <text:p>0.362015</text:p>
          </table:table-cell>
        </table:table-row>
        <table:table-row table:style-name="ro1">
          <table:table-cell office:value-type="string" calcext:value-type="string">
            <text:p>671nm</text:p>
          </table:table-cell>
          <table:table-cell office:value-type="float" office:value="0.354299" calcext:value-type="float">
            <text:p>0.354299</text:p>
          </table:table-cell>
        </table:table-row>
        <table:table-row table:style-name="ro1">
          <table:table-cell office:value-type="string" calcext:value-type="string">
            <text:p>672nm</text:p>
          </table:table-cell>
          <table:table-cell office:value-type="float" office:value="0.348222" calcext:value-type="float">
            <text:p>0.348222</text:p>
          </table:table-cell>
        </table:table-row>
        <table:table-row table:style-name="ro1">
          <table:table-cell office:value-type="string" calcext:value-type="string">
            <text:p>673nm</text:p>
          </table:table-cell>
          <table:table-cell office:value-type="float" office:value="0.342869" calcext:value-type="float">
            <text:p>0.342869</text:p>
          </table:table-cell>
        </table:table-row>
        <table:table-row table:style-name="ro1">
          <table:table-cell office:value-type="string" calcext:value-type="string">
            <text:p>674nm</text:p>
          </table:table-cell>
          <table:table-cell office:value-type="float" office:value="0.335579" calcext:value-type="float">
            <text:p>0.335579</text:p>
          </table:table-cell>
        </table:table-row>
        <table:table-row table:style-name="ro1">
          <table:table-cell office:value-type="string" calcext:value-type="string">
            <text:p>675nm</text:p>
          </table:table-cell>
          <table:table-cell office:value-type="float" office:value="0.326197" calcext:value-type="float">
            <text:p>0.326197</text:p>
          </table:table-cell>
        </table:table-row>
        <table:table-row table:style-name="ro1">
          <table:table-cell office:value-type="string" calcext:value-type="string">
            <text:p>676nm</text:p>
          </table:table-cell>
          <table:table-cell office:value-type="float" office:value="0.317433" calcext:value-type="float">
            <text:p>0.317433</text:p>
          </table:table-cell>
        </table:table-row>
        <table:table-row table:style-name="ro1">
          <table:table-cell office:value-type="string" calcext:value-type="string">
            <text:p>677nm</text:p>
          </table:table-cell>
          <table:table-cell office:value-type="float" office:value="0.311162" calcext:value-type="float">
            <text:p>0.311162</text:p>
          </table:table-cell>
        </table:table-row>
        <table:table-row table:style-name="ro1">
          <table:table-cell office:value-type="string" calcext:value-type="string">
            <text:p>678nm</text:p>
          </table:table-cell>
          <table:table-cell office:value-type="float" office:value="0.306396" calcext:value-type="float">
            <text:p>0.306396</text:p>
          </table:table-cell>
        </table:table-row>
        <table:table-row table:style-name="ro1">
          <table:table-cell office:value-type="string" calcext:value-type="string">
            <text:p>679nm</text:p>
          </table:table-cell>
          <table:table-cell office:value-type="float" office:value="0.301251" calcext:value-type="float">
            <text:p>0.301251</text:p>
          </table:table-cell>
        </table:table-row>
        <table:table-row table:style-name="ro1">
          <table:table-cell office:value-type="string" calcext:value-type="string">
            <text:p>680nm</text:p>
          </table:table-cell>
          <table:table-cell office:value-type="float" office:value="0.295158" calcext:value-type="float">
            <text:p>0.295158</text:p>
          </table:table-cell>
        </table:table-row>
        <table:table-row table:style-name="ro1">
          <table:table-cell office:value-type="string" calcext:value-type="string">
            <text:p>681nm</text:p>
          </table:table-cell>
          <table:table-cell office:value-type="float" office:value="0.288192" calcext:value-type="float">
            <text:p>0.288192</text:p>
          </table:table-cell>
        </table:table-row>
        <table:table-row table:style-name="ro1">
          <table:table-cell office:value-type="string" calcext:value-type="string">
            <text:p>682nm</text:p>
          </table:table-cell>
          <table:table-cell office:value-type="float" office:value="0.280928" calcext:value-type="float">
            <text:p>0.280928</text:p>
          </table:table-cell>
        </table:table-row>
        <table:table-row table:style-name="ro1">
          <table:table-cell office:value-type="string" calcext:value-type="string">
            <text:p>683nm</text:p>
          </table:table-cell>
          <table:table-cell office:value-type="float" office:value="0.273992" calcext:value-type="float">
            <text:p>0.273992</text:p>
          </table:table-cell>
        </table:table-row>
        <table:table-row table:style-name="ro1">
          <table:table-cell office:value-type="string" calcext:value-type="string">
            <text:p>684nm</text:p>
          </table:table-cell>
          <table:table-cell office:value-type="float" office:value="0.267347" calcext:value-type="float">
            <text:p>0.267347</text:p>
          </table:table-cell>
        </table:table-row>
        <table:table-row table:style-name="ro1">
          <table:table-cell office:value-type="string" calcext:value-type="string">
            <text:p>685nm</text:p>
          </table:table-cell>
          <table:table-cell office:value-type="float" office:value="0.260466" calcext:value-type="float">
            <text:p>0.260466</text:p>
          </table:table-cell>
        </table:table-row>
        <table:table-row table:style-name="ro1">
          <table:table-cell office:value-type="string" calcext:value-type="string">
            <text:p>686nm</text:p>
          </table:table-cell>
          <table:table-cell office:value-type="float" office:value="0.252948" calcext:value-type="float">
            <text:p>0.252948</text:p>
          </table:table-cell>
        </table:table-row>
        <table:table-row table:style-name="ro1">
          <table:table-cell office:value-type="string" calcext:value-type="string">
            <text:p>687nm</text:p>
          </table:table-cell>
          <table:table-cell office:value-type="float" office:value="0.245529" calcext:value-type="float">
            <text:p>0.245529</text:p>
          </table:table-cell>
        </table:table-row>
        <table:table-row table:style-name="ro1">
          <table:table-cell office:value-type="string" calcext:value-type="string">
            <text:p>688nm</text:p>
          </table:table-cell>
          <table:table-cell office:value-type="float" office:value="0.239132" calcext:value-type="float">
            <text:p>0.239132</text:p>
          </table:table-cell>
        </table:table-row>
        <table:table-row table:style-name="ro1">
          <table:table-cell office:value-type="string" calcext:value-type="string">
            <text:p>689nm</text:p>
          </table:table-cell>
          <table:table-cell office:value-type="float" office:value="0.233565" calcext:value-type="float">
            <text:p>0.233565</text:p>
          </table:table-cell>
        </table:table-row>
        <table:table-row table:style-name="ro1">
          <table:table-cell office:value-type="string" calcext:value-type="string">
            <text:p>690nm</text:p>
          </table:table-cell>
          <table:table-cell office:value-type="float" office:value="0.22776" calcext:value-type="float">
            <text:p>0.22776</text:p>
          </table:table-cell>
        </table:table-row>
        <table:table-row table:style-name="ro1">
          <table:table-cell office:value-type="string" calcext:value-type="string">
            <text:p>691nm</text:p>
          </table:table-cell>
          <table:table-cell office:value-type="float" office:value="0.222143" calcext:value-type="float">
            <text:p>0.222143</text:p>
          </table:table-cell>
        </table:table-row>
        <table:table-row table:style-name="ro1">
          <table:table-cell office:value-type="string" calcext:value-type="string">
            <text:p>692nm</text:p>
          </table:table-cell>
          <table:table-cell office:value-type="float" office:value="0.217574" calcext:value-type="float">
            <text:p>0.217574</text:p>
          </table:table-cell>
        </table:table-row>
        <table:table-row table:style-name="ro1">
          <table:table-cell office:value-type="string" calcext:value-type="string">
            <text:p>693nm</text:p>
          </table:table-cell>
          <table:table-cell office:value-type="float" office:value="0.213431" calcext:value-type="float">
            <text:p>0.213431</text:p>
          </table:table-cell>
        </table:table-row>
        <table:table-row table:style-name="ro1">
          <table:table-cell office:value-type="string" calcext:value-type="string">
            <text:p>694nm</text:p>
          </table:table-cell>
          <table:table-cell office:value-type="float" office:value="0.20854" calcext:value-type="float">
            <text:p>0.20854</text:p>
          </table:table-cell>
        </table:table-row>
        <table:table-row table:style-name="ro1">
          <table:table-cell office:value-type="string" calcext:value-type="string">
            <text:p>695nm</text:p>
          </table:table-cell>
          <table:table-cell office:value-type="float" office:value="0.203354" calcext:value-type="float">
            <text:p>0.203354</text:p>
          </table:table-cell>
        </table:table-row>
        <table:table-row table:style-name="ro1">
          <table:table-cell office:value-type="string" calcext:value-type="string">
            <text:p>696nm</text:p>
          </table:table-cell>
          <table:table-cell office:value-type="float" office:value="0.198877" calcext:value-type="float">
            <text:p>0.198877</text:p>
          </table:table-cell>
        </table:table-row>
        <table:table-row table:style-name="ro1">
          <table:table-cell office:value-type="string" calcext:value-type="string">
            <text:p>697nm</text:p>
          </table:table-cell>
          <table:table-cell office:value-type="float" office:value="0.195403" calcext:value-type="float">
            <text:p>0.195403</text:p>
          </table:table-cell>
        </table:table-row>
        <table:table-row table:style-name="ro1">
          <table:table-cell office:value-type="string" calcext:value-type="string">
            <text:p>698nm</text:p>
          </table:table-cell>
          <table:table-cell office:value-type="float" office:value="0.192055" calcext:value-type="float">
            <text:p>0.192055</text:p>
          </table:table-cell>
        </table:table-row>
        <table:table-row table:style-name="ro1">
          <table:table-cell office:value-type="string" calcext:value-type="string">
            <text:p>699nm</text:p>
          </table:table-cell>
          <table:table-cell office:value-type="float" office:value="0.186924" calcext:value-type="float">
            <text:p>0.186924</text:p>
          </table:table-cell>
        </table:table-row>
        <table:table-row table:style-name="ro1">
          <table:table-cell office:value-type="string" calcext:value-type="string">
            <text:p>700nm</text:p>
          </table:table-cell>
          <table:table-cell office:value-type="float" office:value="0.180149" calcext:value-type="float">
            <text:p>0.180149</text:p>
          </table:table-cell>
        </table:table-row>
        <table:table-row table:style-name="ro1">
          <table:table-cell office:value-type="string" calcext:value-type="string">
            <text:p>701nm</text:p>
          </table:table-cell>
          <table:table-cell office:value-type="float" office:value="0.173083" calcext:value-type="float">
            <text:p>0.173083</text:p>
          </table:table-cell>
        </table:table-row>
        <table:table-row table:style-name="ro1">
          <table:table-cell office:value-type="string" calcext:value-type="string">
            <text:p>702nm</text:p>
          </table:table-cell>
          <table:table-cell office:value-type="float" office:value="0.167632" calcext:value-type="float">
            <text:p>0.167632</text:p>
          </table:table-cell>
        </table:table-row>
        <table:table-row table:style-name="ro1">
          <table:table-cell office:value-type="string" calcext:value-type="string">
            <text:p>703nm</text:p>
          </table:table-cell>
          <table:table-cell office:value-type="float" office:value="0.163968" calcext:value-type="float">
            <text:p>0.163968</text:p>
          </table:table-cell>
        </table:table-row>
        <table:table-row table:style-name="ro1">
          <table:table-cell office:value-type="string" calcext:value-type="string">
            <text:p>704nm</text:p>
          </table:table-cell>
          <table:table-cell office:value-type="float" office:value="0.16028" calcext:value-type="float">
            <text:p>0.16028</text:p>
          </table:table-cell>
        </table:table-row>
        <table:table-row table:style-name="ro1">
          <table:table-cell office:value-type="string" calcext:value-type="string">
            <text:p>705nm</text:p>
          </table:table-cell>
          <table:table-cell office:value-type="float" office:value="0.155498" calcext:value-type="float">
            <text:p>0.155498</text:p>
          </table:table-cell>
        </table:table-row>
        <table:table-row table:style-name="ro1">
          <table:table-cell office:value-type="string" calcext:value-type="string">
            <text:p>706nm</text:p>
          </table:table-cell>
          <table:table-cell office:value-type="float" office:value="0.14948" calcext:value-type="float">
            <text:p>0.14948</text:p>
          </table:table-cell>
        </table:table-row>
        <table:table-row table:style-name="ro1">
          <table:table-cell office:value-type="string" calcext:value-type="string">
            <text:p>707nm</text:p>
          </table:table-cell>
          <table:table-cell office:value-type="float" office:value="0.143014" calcext:value-type="float">
            <text:p>0.143014</text:p>
          </table:table-cell>
        </table:table-row>
        <table:table-row table:style-name="ro1">
          <table:table-cell office:value-type="string" calcext:value-type="string">
            <text:p>708nm</text:p>
          </table:table-cell>
          <table:table-cell office:value-type="float" office:value="0.137861" calcext:value-type="float">
            <text:p>0.137861</text:p>
          </table:table-cell>
        </table:table-row>
        <table:table-row table:style-name="ro1">
          <table:table-cell office:value-type="string" calcext:value-type="string">
            <text:p>709nm</text:p>
          </table:table-cell>
          <table:table-cell office:value-type="float" office:value="0.134327" calcext:value-type="float">
            <text:p>0.134327</text:p>
          </table:table-cell>
        </table:table-row>
        <table:table-row table:style-name="ro1">
          <table:table-cell office:value-type="string" calcext:value-type="string">
            <text:p>710nm</text:p>
          </table:table-cell>
          <table:table-cell office:value-type="float" office:value="0.131425" calcext:value-type="float">
            <text:p>0.131425</text:p>
          </table:table-cell>
        </table:table-row>
        <table:table-row table:style-name="ro1">
          <table:table-cell office:value-type="string" calcext:value-type="string">
            <text:p>711nm</text:p>
          </table:table-cell>
          <table:table-cell office:value-type="float" office:value="0.128079" calcext:value-type="float">
            <text:p>0.128079</text:p>
          </table:table-cell>
        </table:table-row>
        <table:table-row table:style-name="ro1">
          <table:table-cell office:value-type="string" calcext:value-type="string">
            <text:p>712nm</text:p>
          </table:table-cell>
          <table:table-cell office:value-type="float" office:value="0.124494" calcext:value-type="float">
            <text:p>0.124494</text:p>
          </table:table-cell>
        </table:table-row>
        <table:table-row table:style-name="ro1">
          <table:table-cell office:value-type="string" calcext:value-type="string">
            <text:p>713nm</text:p>
          </table:table-cell>
          <table:table-cell office:value-type="float" office:value="0.121492" calcext:value-type="float">
            <text:p>0.121492</text:p>
          </table:table-cell>
        </table:table-row>
        <table:table-row table:style-name="ro1">
          <table:table-cell office:value-type="string" calcext:value-type="string">
            <text:p>714nm</text:p>
          </table:table-cell>
          <table:table-cell office:value-type="float" office:value="0.11845" calcext:value-type="float">
            <text:p>0.11845</text:p>
          </table:table-cell>
        </table:table-row>
        <table:table-row table:style-name="ro1">
          <table:table-cell office:value-type="string" calcext:value-type="string">
            <text:p>715nm</text:p>
          </table:table-cell>
          <table:table-cell office:value-type="float" office:value="0.114649" calcext:value-type="float">
            <text:p>0.114649</text:p>
          </table:table-cell>
        </table:table-row>
        <table:table-row table:style-name="ro1">
          <table:table-cell office:value-type="string" calcext:value-type="string">
            <text:p>716nm</text:p>
          </table:table-cell>
          <table:table-cell office:value-type="float" office:value="0.110142" calcext:value-type="float">
            <text:p>0.110142</text:p>
          </table:table-cell>
        </table:table-row>
        <table:table-row table:style-name="ro1">
          <table:table-cell office:value-type="string" calcext:value-type="string">
            <text:p>717nm</text:p>
          </table:table-cell>
          <table:table-cell office:value-type="float" office:value="0.106092" calcext:value-type="float">
            <text:p>0.106092</text:p>
          </table:table-cell>
        </table:table-row>
        <table:table-row table:style-name="ro1">
          <table:table-cell office:value-type="string" calcext:value-type="string">
            <text:p>718nm</text:p>
          </table:table-cell>
          <table:table-cell office:value-type="float" office:value="0.103052" calcext:value-type="float">
            <text:p>0.103052</text:p>
          </table:table-cell>
        </table:table-row>
        <table:table-row table:style-name="ro1">
          <table:table-cell office:value-type="string" calcext:value-type="string">
            <text:p>719nm</text:p>
          </table:table-cell>
          <table:table-cell office:value-type="float" office:value="0.10075" calcext:value-type="float">
            <text:p>0.10075</text:p>
          </table:table-cell>
        </table:table-row>
        <table:table-row table:style-name="ro1">
          <table:table-cell office:value-type="string" calcext:value-type="string">
            <text:p>720nm</text:p>
          </table:table-cell>
          <table:table-cell office:value-type="float" office:value="0.098783" calcext:value-type="float">
            <text:p>0.098783</text:p>
          </table:table-cell>
        </table:table-row>
        <table:table-row table:style-name="ro1">
          <table:table-cell office:value-type="string" calcext:value-type="string">
            <text:p>721nm</text:p>
          </table:table-cell>
          <table:table-cell office:value-type="float" office:value="0.095918" calcext:value-type="float">
            <text:p>0.095918</text:p>
          </table:table-cell>
        </table:table-row>
        <table:table-row table:style-name="ro1">
          <table:table-cell office:value-type="string" calcext:value-type="string">
            <text:p>722nm</text:p>
          </table:table-cell>
          <table:table-cell office:value-type="float" office:value="0.091938" calcext:value-type="float">
            <text:p>0.091938</text:p>
          </table:table-cell>
        </table:table-row>
        <table:table-row table:style-name="ro1">
          <table:table-cell office:value-type="string" calcext:value-type="string">
            <text:p>723nm</text:p>
          </table:table-cell>
          <table:table-cell office:value-type="float" office:value="0.088051" calcext:value-type="float">
            <text:p>0.088051</text:p>
          </table:table-cell>
        </table:table-row>
        <table:table-row table:style-name="ro1">
          <table:table-cell office:value-type="string" calcext:value-type="string">
            <text:p>724nm</text:p>
          </table:table-cell>
          <table:table-cell office:value-type="float" office:value="0.08513" calcext:value-type="float">
            <text:p>0.08513</text:p>
          </table:table-cell>
        </table:table-row>
        <table:table-row table:style-name="ro1">
          <table:table-cell office:value-type="string" calcext:value-type="string">
            <text:p>725nm</text:p>
          </table:table-cell>
          <table:table-cell office:value-type="float" office:value="0.083798" calcext:value-type="float">
            <text:p>0.083798</text:p>
          </table:table-cell>
        </table:table-row>
        <table:table-row table:style-name="ro1">
          <table:table-cell office:value-type="string" calcext:value-type="string">
            <text:p>726nm</text:p>
          </table:table-cell>
          <table:table-cell office:value-type="float" office:value="0.082738" calcext:value-type="float">
            <text:p>0.082738</text:p>
          </table:table-cell>
        </table:table-row>
        <table:table-row table:style-name="ro1">
          <table:table-cell office:value-type="string" calcext:value-type="string">
            <text:p>727nm</text:p>
          </table:table-cell>
          <table:table-cell office:value-type="float" office:value="0.080841" calcext:value-type="float">
            <text:p>0.080841</text:p>
          </table:table-cell>
        </table:table-row>
        <table:table-row table:style-name="ro1">
          <table:table-cell office:value-type="string" calcext:value-type="string">
            <text:p>728nm</text:p>
          </table:table-cell>
          <table:table-cell office:value-type="float" office:value="0.077959" calcext:value-type="float">
            <text:p>0.077959</text:p>
          </table:table-cell>
        </table:table-row>
        <table:table-row table:style-name="ro1">
          <table:table-cell office:value-type="string" calcext:value-type="string">
            <text:p>729nm</text:p>
          </table:table-cell>
          <table:table-cell office:value-type="float" office:value="0.074529" calcext:value-type="float">
            <text:p>0.074529</text:p>
          </table:table-cell>
        </table:table-row>
        <table:table-row table:style-name="ro1">
          <table:table-cell office:value-type="string" calcext:value-type="string">
            <text:p>730nm</text:p>
          </table:table-cell>
          <table:table-cell office:value-type="float" office:value="0.071858" calcext:value-type="float">
            <text:p>0.071858</text:p>
          </table:table-cell>
        </table:table-row>
        <table:table-row table:style-name="ro1">
          <table:table-cell office:value-type="string" calcext:value-type="string">
            <text:p>731nm</text:p>
          </table:table-cell>
          <table:table-cell office:value-type="float" office:value="0.070076" calcext:value-type="float">
            <text:p>0.070076</text:p>
          </table:table-cell>
        </table:table-row>
        <table:table-row table:style-name="ro1">
          <table:table-cell office:value-type="string" calcext:value-type="string">
            <text:p>732nm</text:p>
          </table:table-cell>
          <table:table-cell office:value-type="float" office:value="0.066484" calcext:value-type="float">
            <text:p>0.066484</text:p>
          </table:table-cell>
        </table:table-row>
        <table:table-row table:style-name="ro1">
          <table:table-cell office:value-type="string" calcext:value-type="string">
            <text:p>733nm</text:p>
          </table:table-cell>
          <table:table-cell office:value-type="float" office:value="0.060232" calcext:value-type="float">
            <text:p>0.060232</text:p>
          </table:table-cell>
        </table:table-row>
        <table:table-row table:style-name="ro1">
          <table:table-cell office:value-type="string" calcext:value-type="string">
            <text:p>734nm</text:p>
          </table:table-cell>
          <table:table-cell office:value-type="float" office:value="0.055145" calcext:value-type="float">
            <text:p>0.055145</text:p>
          </table:table-cell>
        </table:table-row>
        <table:table-row table:style-name="ro1">
          <table:table-cell office:value-type="string" calcext:value-type="string">
            <text:p>735nm</text:p>
          </table:table-cell>
          <table:table-cell office:value-type="float" office:value="0.053242" calcext:value-type="float">
            <text:p>0.053242</text:p>
          </table:table-cell>
        </table:table-row>
        <table:table-row table:style-name="ro1">
          <table:table-cell office:value-type="string" calcext:value-type="string">
            <text:p>736nm</text:p>
          </table:table-cell>
          <table:table-cell office:value-type="float" office:value="0.05355" calcext:value-type="float">
            <text:p>0.05355</text:p>
          </table:table-cell>
        </table:table-row>
        <table:table-row table:style-name="ro1">
          <table:table-cell office:value-type="string" calcext:value-type="string">
            <text:p>737nm</text:p>
          </table:table-cell>
          <table:table-cell office:value-type="float" office:value="0.052135" calcext:value-type="float">
            <text:p>0.052135</text:p>
          </table:table-cell>
        </table:table-row>
        <table:table-row table:style-name="ro1">
          <table:table-cell office:value-type="string" calcext:value-type="string">
            <text:p>738nm</text:p>
          </table:table-cell>
          <table:table-cell office:value-type="float" office:value="0.049646" calcext:value-type="float">
            <text:p>0.049646</text:p>
          </table:table-cell>
        </table:table-row>
        <table:table-row table:style-name="ro1">
          <table:table-cell office:value-type="string" calcext:value-type="string">
            <text:p>739nm</text:p>
          </table:table-cell>
          <table:table-cell office:value-type="float" office:value="0.048752" calcext:value-type="float">
            <text:p>0.048752</text:p>
          </table:table-cell>
        </table:table-row>
        <table:table-row table:style-name="ro1">
          <table:table-cell office:value-type="string" calcext:value-type="string">
            <text:p>740nm</text:p>
          </table:table-cell>
          <table:table-cell office:value-type="float" office:value="0.049796" calcext:value-type="float">
            <text:p>0.049796</text:p>
          </table:table-cell>
        </table:table-row>
        <table:table-row table:style-name="ro1">
          <table:table-cell office:value-type="string" calcext:value-type="string">
            <text:p>741nm</text:p>
          </table:table-cell>
          <table:table-cell office:value-type="float" office:value="0.051346" calcext:value-type="float">
            <text:p>0.051346</text:p>
          </table:table-cell>
        </table:table-row>
        <table:table-row table:style-name="ro1">
          <table:table-cell office:value-type="string" calcext:value-type="string">
            <text:p>742nm</text:p>
          </table:table-cell>
          <table:table-cell office:value-type="float" office:value="0.051885" calcext:value-type="float">
            <text:p>0.051885</text:p>
          </table:table-cell>
        </table:table-row>
        <table:table-row table:style-name="ro1">
          <table:table-cell office:value-type="string" calcext:value-type="string">
            <text:p>743nm</text:p>
          </table:table-cell>
          <table:table-cell office:value-type="float" office:value="0.050152" calcext:value-type="float">
            <text:p>0.050152</text:p>
          </table:table-cell>
        </table:table-row>
        <table:table-row table:style-name="ro1">
          <table:table-cell office:value-type="string" calcext:value-type="string">
            <text:p>744nm</text:p>
          </table:table-cell>
          <table:table-cell office:value-type="float" office:value="0.047549" calcext:value-type="float">
            <text:p>0.047549</text:p>
          </table:table-cell>
        </table:table-row>
        <table:table-row table:style-name="ro1">
          <table:table-cell office:value-type="string" calcext:value-type="string">
            <text:p>745nm</text:p>
          </table:table-cell>
          <table:table-cell office:value-type="float" office:value="0.044496" calcext:value-type="float">
            <text:p>0.044496</text:p>
          </table:table-cell>
        </table:table-row>
        <table:table-row table:style-name="ro1">
          <table:table-cell office:value-type="string" calcext:value-type="string">
            <text:p>746nm</text:p>
          </table:table-cell>
          <table:table-cell office:value-type="float" office:value="0.042582" calcext:value-type="float">
            <text:p>0.042582</text:p>
          </table:table-cell>
        </table:table-row>
        <table:table-row table:style-name="ro1">
          <table:table-cell office:value-type="string" calcext:value-type="string">
            <text:p>747nm</text:p>
          </table:table-cell>
          <table:table-cell office:value-type="float" office:value="0.041987" calcext:value-type="float">
            <text:p>0.041987</text:p>
          </table:table-cell>
        </table:table-row>
        <table:table-row table:style-name="ro1">
          <table:table-cell office:value-type="string" calcext:value-type="string">
            <text:p>748nm</text:p>
          </table:table-cell>
          <table:table-cell office:value-type="float" office:value="0.041442" calcext:value-type="float">
            <text:p>0.041442</text:p>
          </table:table-cell>
        </table:table-row>
        <table:table-row table:style-name="ro1">
          <table:table-cell office:value-type="string" calcext:value-type="string">
            <text:p>749nm</text:p>
          </table:table-cell>
          <table:table-cell office:value-type="float" office:value="0.040468" calcext:value-type="float">
            <text:p>0.040468</text:p>
          </table:table-cell>
        </table:table-row>
        <table:table-row table:style-name="ro1">
          <table:table-cell office:value-type="string" calcext:value-type="string">
            <text:p>750nm</text:p>
          </table:table-cell>
          <table:table-cell office:value-type="float" office:value="0.039791" calcext:value-type="float">
            <text:p>0.039791</text:p>
          </table:table-cell>
        </table:table-row>
        <table:table-row table:style-name="ro1">
          <table:table-cell office:value-type="string" calcext:value-type="string">
            <text:p>751nm</text:p>
          </table:table-cell>
          <table:table-cell office:value-type="float" office:value="0.0397" calcext:value-type="float">
            <text:p>0.0397</text:p>
          </table:table-cell>
        </table:table-row>
        <table:table-row table:style-name="ro1">
          <table:table-cell office:value-type="string" calcext:value-type="string">
            <text:p>752nm</text:p>
          </table:table-cell>
          <table:table-cell office:value-type="float" office:value="0.039147" calcext:value-type="float">
            <text:p>0.039147</text:p>
          </table:table-cell>
        </table:table-row>
        <table:table-row table:style-name="ro1">
          <table:table-cell office:value-type="string" calcext:value-type="string">
            <text:p>753nm</text:p>
          </table:table-cell>
          <table:table-cell office:value-type="float" office:value="0.037921" calcext:value-type="float">
            <text:p>0.037921</text:p>
          </table:table-cell>
        </table:table-row>
        <table:table-row table:style-name="ro1">
          <table:table-cell office:value-type="string" calcext:value-type="string">
            <text:p>754nm</text:p>
          </table:table-cell>
          <table:table-cell office:value-type="float" office:value="0.036977" calcext:value-type="float">
            <text:p>0.036977</text:p>
          </table:table-cell>
        </table:table-row>
        <table:table-row table:style-name="ro1">
          <table:table-cell office:value-type="string" calcext:value-type="string">
            <text:p>755nm</text:p>
          </table:table-cell>
          <table:table-cell office:value-type="float" office:value="0.036723" calcext:value-type="float">
            <text:p>0.036723</text:p>
          </table:table-cell>
        </table:table-row>
        <table:table-row table:style-name="ro1">
          <table:table-cell office:value-type="string" calcext:value-type="string">
            <text:p>756nm</text:p>
          </table:table-cell>
          <table:table-cell office:value-type="float" office:value="0.036391" calcext:value-type="float">
            <text:p>0.036391</text:p>
          </table:table-cell>
        </table:table-row>
        <table:table-row table:style-name="ro1">
          <table:table-cell office:value-type="string" calcext:value-type="string">
            <text:p>757nm</text:p>
          </table:table-cell>
          <table:table-cell office:value-type="float" office:value="0.035933" calcext:value-type="float">
            <text:p>0.035933</text:p>
          </table:table-cell>
        </table:table-row>
        <table:table-row table:style-name="ro1">
          <table:table-cell office:value-type="string" calcext:value-type="string">
            <text:p>758nm</text:p>
          </table:table-cell>
          <table:table-cell office:value-type="float" office:value="0.035156" calcext:value-type="float">
            <text:p>0.035156</text:p>
          </table:table-cell>
        </table:table-row>
        <table:table-row table:style-name="ro1">
          <table:table-cell office:value-type="string" calcext:value-type="string">
            <text:p>759nm</text:p>
          </table:table-cell>
          <table:table-cell office:value-type="float" office:value="0.033829" calcext:value-type="float">
            <text:p>0.033829</text:p>
          </table:table-cell>
        </table:table-row>
        <table:table-row table:style-name="ro1">
          <table:table-cell office:value-type="string" calcext:value-type="string">
            <text:p>760nm</text:p>
          </table:table-cell>
          <table:table-cell office:value-type="float" office:value="0.032661" calcext:value-type="float">
            <text:p>0.032661</text:p>
          </table:table-cell>
        </table:table-row>
        <table:table-row table:style-name="ro1">
          <table:table-cell office:value-type="string" calcext:value-type="string">
            <text:p>761nm</text:p>
          </table:table-cell>
          <table:table-cell office:value-type="float" office:value="0.031602" calcext:value-type="float">
            <text:p>0.031602</text:p>
          </table:table-cell>
        </table:table-row>
        <table:table-row table:style-name="ro1">
          <table:table-cell office:value-type="string" calcext:value-type="string">
            <text:p>762nm</text:p>
          </table:table-cell>
          <table:table-cell office:value-type="float" office:value="0.029821" calcext:value-type="float">
            <text:p>0.029821</text:p>
          </table:table-cell>
        </table:table-row>
        <table:table-row table:style-name="ro1">
          <table:table-cell office:value-type="string" calcext:value-type="string">
            <text:p>763nm</text:p>
          </table:table-cell>
          <table:table-cell office:value-type="float" office:value="0.02752" calcext:value-type="float">
            <text:p>0.02752</text:p>
          </table:table-cell>
        </table:table-row>
        <table:table-row table:style-name="ro1">
          <table:table-cell office:value-type="string" calcext:value-type="string">
            <text:p>764nm</text:p>
          </table:table-cell>
          <table:table-cell office:value-type="float" office:value="0.025721" calcext:value-type="float">
            <text:p>0.025721</text:p>
          </table:table-cell>
        </table:table-row>
        <table:table-row table:style-name="ro1">
          <table:table-cell office:value-type="string" calcext:value-type="string">
            <text:p>765nm</text:p>
          </table:table-cell>
          <table:table-cell office:value-type="float" office:value="0.0255" calcext:value-type="float">
            <text:p>0.0255</text:p>
          </table:table-cell>
        </table:table-row>
        <table:table-row table:style-name="ro1">
          <table:table-cell office:value-type="string" calcext:value-type="string">
            <text:p>766nm</text:p>
          </table:table-cell>
          <table:table-cell office:value-type="float" office:value="0.025535" calcext:value-type="float">
            <text:p>0.025535</text:p>
          </table:table-cell>
        </table:table-row>
        <table:table-row table:style-name="ro1">
          <table:table-cell office:value-type="string" calcext:value-type="string">
            <text:p>767nm</text:p>
          </table:table-cell>
          <table:table-cell office:value-type="float" office:value="0.024716" calcext:value-type="float">
            <text:p>0.024716</text:p>
          </table:table-cell>
        </table:table-row>
        <table:table-row table:style-name="ro1">
          <table:table-cell office:value-type="string" calcext:value-type="string">
            <text:p>768nm</text:p>
          </table:table-cell>
          <table:table-cell office:value-type="float" office:value="0.024365" calcext:value-type="float">
            <text:p>0.024365</text:p>
          </table:table-cell>
        </table:table-row>
        <table:table-row table:style-name="ro1">
          <table:table-cell office:value-type="string" calcext:value-type="string">
            <text:p>769nm</text:p>
          </table:table-cell>
          <table:table-cell office:value-type="float" office:value="0.025395" calcext:value-type="float">
            <text:p>0.025395</text:p>
          </table:table-cell>
        </table:table-row>
        <table:table-row table:style-name="ro1">
          <table:table-cell office:value-type="string" calcext:value-type="string">
            <text:p>770nm</text:p>
          </table:table-cell>
          <table:table-cell office:value-type="float" office:value="0.026467" calcext:value-type="float">
            <text:p>0.026467</text:p>
          </table:table-cell>
        </table:table-row>
        <table:table-row table:style-name="ro1">
          <table:table-cell office:value-type="string" calcext:value-type="string">
            <text:p>771nm</text:p>
          </table:table-cell>
          <table:table-cell office:value-type="float" office:value="0.026633" calcext:value-type="float">
            <text:p>0.026633</text:p>
          </table:table-cell>
        </table:table-row>
        <table:table-row table:style-name="ro1">
          <table:table-cell office:value-type="string" calcext:value-type="string">
            <text:p>772nm</text:p>
          </table:table-cell>
          <table:table-cell office:value-type="float" office:value="0.026019" calcext:value-type="float">
            <text:p>0.026019</text:p>
          </table:table-cell>
        </table:table-row>
        <table:table-row table:style-name="ro1">
          <table:table-cell office:value-type="string" calcext:value-type="string">
            <text:p>773nm</text:p>
          </table:table-cell>
          <table:table-cell office:value-type="float" office:value="0.025825" calcext:value-type="float">
            <text:p>0.025825</text:p>
          </table:table-cell>
        </table:table-row>
        <table:table-row table:style-name="ro1">
          <table:table-cell office:value-type="string" calcext:value-type="string">
            <text:p>774nm</text:p>
          </table:table-cell>
          <table:table-cell office:value-type="float" office:value="0.025468" calcext:value-type="float">
            <text:p>0.025468</text:p>
          </table:table-cell>
        </table:table-row>
        <table:table-row table:style-name="ro1">
          <table:table-cell office:value-type="string" calcext:value-type="string">
            <text:p>775nm</text:p>
          </table:table-cell>
          <table:table-cell office:value-type="float" office:value="0.025195" calcext:value-type="float">
            <text:p>0.025195</text:p>
          </table:table-cell>
        </table:table-row>
        <table:table-row table:style-name="ro1">
          <table:table-cell office:value-type="string" calcext:value-type="string">
            <text:p>776nm</text:p>
          </table:table-cell>
          <table:table-cell office:value-type="float" office:value="0.025522" calcext:value-type="float">
            <text:p>0.025522</text:p>
          </table:table-cell>
        </table:table-row>
        <table:table-row table:style-name="ro1">
          <table:table-cell office:value-type="string" calcext:value-type="string">
            <text:p>777nm</text:p>
          </table:table-cell>
          <table:table-cell office:value-type="float" office:value="0.026307" calcext:value-type="float">
            <text:p>0.026307</text:p>
          </table:table-cell>
        </table:table-row>
        <table:table-row table:style-name="ro1">
          <table:table-cell office:value-type="string" calcext:value-type="string">
            <text:p>778nm</text:p>
          </table:table-cell>
          <table:table-cell office:value-type="float" office:value="0.026578" calcext:value-type="float">
            <text:p>0.026578</text:p>
          </table:table-cell>
        </table:table-row>
        <table:table-row table:style-name="ro1">
          <table:table-cell office:value-type="string" calcext:value-type="string">
            <text:p>779nm</text:p>
          </table:table-cell>
          <table:table-cell office:value-type="float" office:value="0.026578" calcext:value-type="float">
            <text:p>0.026578</text:p>
          </table:table-cell>
        </table:table-row>
        <table:table-row table:style-name="ro1">
          <table:table-cell office:value-type="string" calcext:value-type="string">
            <text:p>780nm</text:p>
          </table:table-cell>
          <table:table-cell office:value-type="float" office:value="0.026578" calcext:value-type="float">
            <text:p>0.0265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1T22:52:00.231329523</dc:date>
    <meta:editing-duration>PT10S</meta:editing-duration>
    <meta:editing-cycles>1</meta:editing-cycles>
    <meta:document-statistic meta:table-count="1" meta:cell-count="886" meta:object-count="0"/>
    <meta:generator>LibreOffice/5.1.6.2$Linux_X86_64 LibreOffice_project/10m0$Build-2</meta:generator>
  </office:meta>
</office:document-meta>
</file>